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6.76mm"/>
    </style:style>
    <style:style style:name="co2" style:family="table-column">
      <style:table-column-properties fo:break-before="auto" style:column-width="26.3mm"/>
    </style:style>
    <style:style style:name="co3" style:family="table-column">
      <style:table-column-properties fo:break-before="auto" style:column-width="24.57mm"/>
    </style:style>
    <style:style style:name="co4" style:family="table-column">
      <style:table-column-properties fo:break-before="auto" style:column-width="55.46mm"/>
    </style:style>
    <style:style style:name="co5" style:family="table-column">
      <style:table-column-properties fo:break-before="auto" style:column-width="23.69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1.52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5.17mm" fo:break-before="page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padding="0.71mm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19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4" table:default-cell-style-name="ce1"/>
        <table:table-column table:style-name="co5" table:default-cell-style-name="ce10"/>
        <table:table-column table:style-name="co3" table:default-cell-style-name="ce11"/>
        <table:table-column table:style-name="co6" table:default-cell-style-name="ce1"/>
        <table:table-column table:style-name="co7" table:number-columns-repeated="250" table:default-cell-style-name="ce1"/>
        <table:table-column table:style-name="co7" table:number-columns-repeated="767" table:default-cell-style-name="Default"/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février 201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uméro bon </text:p>
          </table:table-cell>
          <table:table-cell table:style-name="ce8" office:value-type="string" calcext:value-type="string">
            <text:p>Date </text:p>
          </table:table-cell>
          <table:table-cell table:style-name="ce2" office:value-type="string" calcext:value-type="string">
            <text:p>Nom fournisseur</text:p>
          </table:table-cell>
          <table:table-cell table:style-name="ce2" office:value-type="string" calcext:value-type="string">
            <text:p>Numéro de</text:p>
          </table:table-cell>
          <table:table-cell table:style-name="ce12" office:value-type="string" calcext:value-type="string">
            <text:p>Montant de 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commande</text:p>
          </table:table-cell>
          <table:table-cell table:style-name="ce8" office:value-type="string" calcext:value-type="string">
            <text:p>d'approbation</text:p>
          </table:table-cell>
          <table:table-cell table:style-name="ce2"/>
          <table:table-cell table:style-name="ce2" office:value-type="string" calcext:value-type="string">
            <text:p>l'entente</text:p>
          </table:table-cell>
          <table:table-cell table:style-name="ce12" office:value-type="string" calcext:value-type="string">
            <text:p>l'engagement</text:p>
          </table:table-cell>
          <table:table-cell table:style-name="ce2"/>
          <table:table-cell table:number-columns-repeated="1017"/>
        </table:table-row>
        <table:table-row table:style-name="ro2">
          <table:table-cell office:value-type="string" calcext:value-type="string">
            <text:p>ANGELY, MARION</text:p>
          </table:table-cell>
          <table:table-cell table:style-name="ce5" office:value-type="float" office:value="1325373" calcext:value-type="float">
            <text:p>1325373</text:p>
          </table:table-cell>
          <table:table-cell table:style-name="ce9" office:value-type="date" office:date-value="2019-02-01" calcext:value-type="date">
            <text:p>02-01-19</text:p>
          </table:table-cell>
          <table:table-cell table:style-name="ce3" office:value-type="string" calcext:value-type="string">
            <text:p>ALERTE COURRIER P.M.E.</text:p>
          </table:table-cell>
          <table:table-cell table:style-name="ce6"/>
          <table:table-cell table:style-name="ce13" office:value-type="float" office:value="524.94" calcext:value-type="float">
            <text:p>524,94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18358" calcext:value-type="float">
            <text:p>1318358</text:p>
          </table:table-cell>
          <table:table-cell table:style-name="ce9" office:value-type="date" office:date-value="2019-02-26" calcext:value-type="date">
            <text:p>02-26-19</text:p>
          </table:table-cell>
          <table:table-cell table:style-name="ce3" office:value-type="string" calcext:value-type="string">
            <text:p>DENIS NADEAU</text:p>
          </table:table-cell>
          <table:table-cell table:style-name="ce6"/>
          <table:table-cell table:style-name="ce13" office:value-type="float" office:value="31.11" calcext:value-type="float">
            <text:p>31,11</text:p>
          </table:table-cell>
          <table:table-cell table:style-name="ce3" office:value-type="string" calcext:value-type="string">
            <text:p>Conseiller en relation de travail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8477" calcext:value-type="float">
            <text:p>1328477</text:p>
          </table:table-cell>
          <table:table-cell table:style-name="ce9" office:value-type="date" office:date-value="2019-02-15" calcext:value-type="date">
            <text:p>02-15-19</text:p>
          </table:table-cell>
          <table:table-cell table:style-name="ce3" office:value-type="string" calcext:value-type="string">
            <text:p>LES EDITIONS YVON BLAIS INC</text:p>
          </table:table-cell>
          <table:table-cell table:style-name="ce6"/>
          <table:table-cell table:style-name="ce13" office:value-type="float" office:value="139" calcext:value-type="float">
            <text:p>139,00</text:p>
          </table:table-cell>
          <table:table-cell table:style-name="ce3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06955" calcext:value-type="float">
            <text:p>1306955</text:p>
          </table:table-cell>
          <table:table-cell table:style-name="ce9" office:value-type="date" office:date-value="2019-02-04" calcext:value-type="date">
            <text:p>02-04-19</text:p>
          </table:table-cell>
          <table:table-cell table:style-name="ce3" office:value-type="string" calcext:value-type="string">
            <text:p>LOGIKERGO</text:p>
          </table:table-cell>
          <table:table-cell table:style-name="ce6"/>
          <table:table-cell table:style-name="ce13" office:value-type="float" office:value="2399.49" calcext:value-type="float">
            <text:p>2399,49</text:p>
          </table:table-cell>
          <table:table-cell table:style-name="ce3" office:value-type="string" calcext:value-type="string">
            <text:p>Médeci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5396" calcext:value-type="float">
            <text:p>1325396</text:p>
          </table:table-cell>
          <table:table-cell table:style-name="ce9" office:value-type="date" office:date-value="2019-02-01" calcext:value-type="date">
            <text:p>02-01-19</text:p>
          </table:table-cell>
          <table:table-cell table:style-name="ce3" office:value-type="string" calcext:value-type="string">
            <text:p>TOTALMED SOLUTIONS SANTE INC.</text:p>
          </table:table-cell>
          <table:table-cell table:style-name="ce6"/>
          <table:table-cell table:style-name="ce13" office:value-type="float" office:value="2099.75" calcext:value-type="float">
            <text:p>2099,75</text:p>
          </table:table-cell>
          <table:table-cell table:style-name="ce3" office:value-type="string" calcext:value-type="string">
            <text:p>Médec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UDIN, CYRIL</text:p>
          </table:table-cell>
          <table:table-cell table:style-name="ce5" office:value-type="float" office:value="1328748" calcext:value-type="float">
            <text:p>1328748</text:p>
          </table:table-cell>
          <table:table-cell table:style-name="ce9" office:value-type="date" office:date-value="2019-02-18" calcext:value-type="date">
            <text:p>02-18-19</text:p>
          </table:table-cell>
          <table:table-cell table:style-name="ce3" office:value-type="string" calcext:value-type="string">
            <text:p>ADDISON ELECTRONIQUE MONTREAL</text:p>
          </table:table-cell>
          <table:table-cell table:style-name="ce6"/>
          <table:table-cell table:style-name="ce13" office:value-type="float" office:value="121.65" calcext:value-type="float">
            <text:p>121,65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7265" calcext:value-type="float">
            <text:p>1327265</text:p>
          </table:table-cell>
          <table:table-cell table:style-name="ce9" office:value-type="date" office:date-value="2019-02-11" calcext:value-type="date">
            <text:p>02-11-19</text:p>
          </table:table-cell>
          <table:table-cell table:style-name="ce3" office:value-type="string" calcext:value-type="string">
            <text:p>BOUTY INC</text:p>
          </table:table-cell>
          <table:table-cell table:style-name="ce5" office:value-type="float" office:value="1013950" calcext:value-type="float">
            <text:p>1013950</text:p>
          </table:table-cell>
          <table:table-cell table:style-name="ce13" office:value-type="float" office:value="629.78" calcext:value-type="float">
            <text:p>629,78</text:p>
          </table:table-cell>
          <table:table-cell table:style-name="ce3" office:value-type="string" calcext:value-type="string">
            <text:p>Chaise et fauteuil ergonomiqu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30313" calcext:value-type="float">
            <text:p>1330313</text:p>
          </table:table-cell>
          <table:table-cell table:style-name="ce9" office:value-type="date" office:date-value="2019-02-26" calcext:value-type="date">
            <text:p>02-26-19</text:p>
          </table:table-cell>
          <table:table-cell table:style-name="ce3" office:value-type="string" calcext:value-type="string">
            <text:p>BUREAU EN GROS</text:p>
          </table:table-cell>
          <table:table-cell table:style-name="ce6"/>
          <table:table-cell table:style-name="ce13" office:value-type="float" office:value="128.28" calcext:value-type="float">
            <text:p>128,28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7720" calcext:value-type="float">
            <text:p>1327720</text:p>
          </table:table-cell>
          <table:table-cell table:style-name="ce9" office:value-type="date" office:date-value="2019-02-13" calcext:value-type="date">
            <text:p>02-13-19</text:p>
          </table:table-cell>
          <table:table-cell table:style-name="ce3" office:value-type="string" calcext:value-type="string">
            <text:p>CONSTRUCTION DJL INC</text:p>
          </table:table-cell>
          <table:table-cell table:style-name="ce6"/>
          <table:table-cell table:style-name="ce13" office:value-type="float" office:value="1050.81" calcext:value-type="float">
            <text:p>1050,81</text:p>
          </table:table-cell>
          <table:table-cell table:style-name="ce3" office:value-type="string" calcext:value-type="string">
            <text:p>Asphalte, bitum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7973" calcext:value-type="float">
            <text:p>1327973</text:p>
          </table:table-cell>
          <table:table-cell table:style-name="ce9" office:value-type="date" office:date-value="2019-02-14" calcext:value-type="date">
            <text:p>02-14-19</text:p>
          </table:table-cell>
          <table:table-cell table:style-name="ce3" office:value-type="string" calcext:value-type="string">
            <text:p>DEMENAGEMENT LA CAPITALE</text:p>
          </table:table-cell>
          <table:table-cell table:style-name="ce6"/>
          <table:table-cell table:style-name="ce13" office:value-type="float" office:value="4346.48" calcext:value-type="float">
            <text:p>4346,48</text:p>
          </table:table-cell>
          <table:table-cell table:style-name="ce3" office:value-type="string" calcext:value-type="string">
            <text:p>Service - Déménagement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7049" calcext:value-type="float">
            <text:p>1327049</text:p>
          </table:table-cell>
          <table:table-cell table:style-name="ce9" office:value-type="date" office:date-value="2019-02-11" calcext:value-type="date">
            <text:p>02-11-19</text:p>
          </table:table-cell>
          <table:table-cell table:style-name="ce3" office:value-type="string" calcext:value-type="string">
            <text:p>ENTREPRISES FORLINI-DIVISION EQUIPEMENT DE SECURITE UNIVERSEL INC.</text:p>
          </table:table-cell>
          <table:table-cell table:style-name="ce6"/>
          <table:table-cell table:style-name="ce13" office:value-type="float" office:value="293.96" calcext:value-type="float">
            <text:p>293,96</text:p>
          </table:table-cell>
          <table:table-cell table:style-name="ce3" office:value-type="string" calcext:value-type="string">
            <text:p>Accessoires vestimentaires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5701" calcext:value-type="float">
            <text:p>1325701</text:p>
          </table:table-cell>
          <table:table-cell table:style-name="ce9" office:value-type="date" office:date-value="2019-02-06" calcext:value-type="date">
            <text:p>02-06-19</text:p>
          </table:table-cell>
          <table:table-cell table:style-name="ce3" office:value-type="string" calcext:value-type="string">
            <text:p>GLOBEX COURRIER EXPRESS INTERNATIONAL INC.</text:p>
          </table:table-cell>
          <table:table-cell table:style-name="ce5" office:value-type="float" office:value="1302177" calcext:value-type="float">
            <text:p>1302177</text:p>
          </table:table-cell>
          <table:table-cell table:style-name="ce13" office:value-type="float" office:value="419.95" calcext:value-type="float">
            <text:p>419,95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4698" calcext:value-type="float">
            <text:p>1324698</text:p>
          </table:table-cell>
          <table:table-cell table:style-name="ce9" office:value-type="date" office:date-value="2019-02-01" calcext:value-type="date">
            <text:p>02-01-19</text:p>
          </table:table-cell>
          <table:table-cell table:style-name="ce3" office:value-type="string" calcext:value-type="string">
            <text:p>PRODUITS SANY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185.96" calcext:value-type="float">
            <text:p>185,96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5363" calcext:value-type="float">
            <text:p>1325363</text:p>
          </table:table-cell>
          <table:table-cell table:style-name="ce9" office:value-type="date" office:date-value="2019-02-01" calcext:value-type="date">
            <text:p>02-01-19</text:p>
          </table:table-cell>
          <table:table-cell table:style-name="ce3"/>
          <table:table-cell table:style-name="ce6"/>
          <table:table-cell table:style-name="ce13" office:value-type="float" office:value="236.86" calcext:value-type="float">
            <text:p>236,86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6157" calcext:value-type="float">
            <text:p>1326157</text:p>
          </table:table-cell>
          <table:table-cell table:style-name="ce9" office:value-type="date" office:date-value="2019-02-06" calcext:value-type="date">
            <text:p>02-06-19</text:p>
          </table:table-cell>
          <table:table-cell table:style-name="ce3" office:value-type="string" calcext:value-type="string">
            <text:p>QUINCAILLERIE NOTRE-DAME DE ST-HENRI INC.</text:p>
          </table:table-cell>
          <table:table-cell table:style-name="ce6"/>
          <table:table-cell table:style-name="ce13" office:value-type="float" office:value="76.63" calcext:value-type="float">
            <text:p>76,63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2">
          <table:table-cell/>
          <table:table-cell table:style-name="ce5"/>
          <table:table-cell table:style-name="ce9" office:value-type="date" office:date-value="2019-02-06" calcext:value-type="date">
            <text:p>02-06-19</text:p>
          </table:table-cell>
          <table:table-cell table:style-name="ce3"/>
          <table:table-cell table:style-name="ce6"/>
          <table:table-cell table:style-name="ce13" office:value-type="float" office:value="292.92" calcext:value-type="float">
            <text:p>292,92</text:p>
          </table:table-cell>
          <table:table-cell table:style-name="ce3" office:value-type="string" calcext:value-type="string">
            <text:p>Outils électriques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5298" calcext:value-type="float">
            <text:p>1325298</text:p>
          </table:table-cell>
          <table:table-cell table:style-name="ce9" office:value-type="date" office:date-value="2019-02-01" calcext:value-type="date">
            <text:p>02-01-19</text:p>
          </table:table-cell>
          <table:table-cell table:style-name="ce3" office:value-type="string" calcext:value-type="string">
            <text:p>REMORQUAGE BURSTALL CONRAD</text:p>
          </table:table-cell>
          <table:table-cell table:style-name="ce6"/>
          <table:table-cell table:style-name="ce13" office:value-type="float" office:value="7559.1" calcext:value-type="float">
            <text:p>7559,10</text:p>
          </table:table-cell>
          <table:table-cell table:style-name="ce3" office:value-type="string" calcext:value-type="string">
            <text:p>Service - Remorquag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7581" calcext:value-type="float">
            <text:p>1327581</text:p>
          </table:table-cell>
          <table:table-cell table:style-name="ce9" office:value-type="date" office:date-value="2019-02-12" calcext:value-type="date">
            <text:p>02-12-19</text:p>
          </table:table-cell>
          <table:table-cell table:style-name="ce3" office:value-type="string" calcext:value-type="string">
            <text:p>STEPH OUTILLAGE 2010 INC.</text:p>
          </table:table-cell>
          <table:table-cell table:style-name="ce6"/>
          <table:table-cell table:style-name="ce13" office:value-type="float" office:value="333.86" calcext:value-type="float">
            <text:p>333,86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3658" calcext:value-type="float">
            <text:p>1323658</text:p>
          </table:table-cell>
          <table:table-cell table:style-name="ce9" office:value-type="date" office:date-value="2019-02-12" calcext:value-type="date">
            <text:p>02-12-19</text:p>
          </table:table-cell>
          <table:table-cell table:style-name="ce3" office:value-type="string" calcext:value-type="string">
            <text:p>TENAQUIP LIMITED</text:p>
          </table:table-cell>
          <table:table-cell table:style-name="ce6"/>
          <table:table-cell table:style-name="ce13" office:value-type="float" office:value="70.59" calcext:value-type="float">
            <text:p>70,59</text:p>
          </table:table-cell>
          <table:table-cell table:style-name="ce3" office:value-type="string" calcext:value-type="string">
            <text:p>Outils à batteri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AUCHEMIN, SONIA</text:p>
          </table:table-cell>
          <table:table-cell table:style-name="ce5" office:value-type="float" office:value="1329162" calcext:value-type="float">
            <text:p>1329162</text:p>
          </table:table-cell>
          <table:table-cell table:style-name="ce9" office:value-type="date" office:date-value="2019-02-20" calcext:value-type="date">
            <text:p>02-20-19</text:p>
          </table:table-cell>
          <table:table-cell table:style-name="ce3" office:value-type="string" calcext:value-type="string">
            <text:p>COOPERATIVE DE L'UNIVERSITE LAVAL</text:p>
          </table:table-cell>
          <table:table-cell table:style-name="ce6"/>
          <table:table-cell table:style-name="ce13" office:value-type="float" office:value="1549.62" calcext:value-type="float">
            <text:p>1549,62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0118" calcext:value-type="float">
            <text:p>1320118</text:p>
          </table:table-cell>
          <table:table-cell table:style-name="ce9" office:value-type="date" office:date-value="2019-02-15" calcext:value-type="date">
            <text:p>02-15-19</text:p>
          </table:table-cell>
          <table:table-cell table:style-name="ce3" office:value-type="string" calcext:value-type="string">
            <text:p>DISTRIBUTIONS LG INC.</text:p>
          </table:table-cell>
          <table:table-cell table:style-name="ce5" office:value-type="float" office:value="1152445" calcext:value-type="float">
            <text:p>1152445</text:p>
          </table:table-cell>
          <table:table-cell table:style-name="ce13" office:value-type="float" office:value="8084.02" calcext:value-type="float">
            <text:p>8084,02</text:p>
          </table:table-cell>
          <table:table-cell table:style-name="ce3" office:value-type="string" calcext:value-type="string">
            <text:p>Service - Distributio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5278" calcext:value-type="float">
            <text:p>1325278</text:p>
          </table:table-cell>
          <table:table-cell table:style-name="ce9" office:value-type="date" office:date-value="2019-02-01" calcext:value-type="date">
            <text:p>02-01-19</text:p>
          </table:table-cell>
          <table:table-cell table:style-name="ce3" office:value-type="string" calcext:value-type="string">
            <text:p>LES MORDUS DE LA LANGUE INC.</text:p>
          </table:table-cell>
          <table:table-cell table:style-name="ce5"/>
          <table:table-cell table:style-name="ce13" office:value-type="float" office:value="68.24" calcext:value-type="float">
            <text:p>68,24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5258" calcext:value-type="float">
            <text:p>1325258</text:p>
          </table:table-cell>
          <table:table-cell table:style-name="ce9" office:value-type="date" office:date-value="2019-02-01" calcext:value-type="date">
            <text:p>02-01-19</text:p>
          </table:table-cell>
          <table:table-cell table:style-name="ce3" office:value-type="string" calcext:value-type="string">
            <text:p>ROGERS COMMUNICATIONS CANADA INC.</text:p>
          </table:table-cell>
          <table:table-cell table:style-name="ce5" office:value-type="float" office:value="1137408" calcext:value-type="float">
            <text:p>1137408</text:p>
          </table:table-cell>
          <table:table-cell table:style-name="ce13" office:value-type="float" office:value="3149.62" calcext:value-type="float">
            <text:p>3149,62</text:p>
          </table:table-cell>
          <table:table-cell table:style-name="ce3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8784" calcext:value-type="float">
            <text:p>1328784</text:p>
          </table:table-cell>
          <table:table-cell table:style-name="ce9" office:value-type="date" office:date-value="2019-02-18" calcext:value-type="date">
            <text:p>02-18-19</text:p>
          </table:table-cell>
          <table:table-cell table:style-name="ce3" office:value-type="string" calcext:value-type="string">
            <text:p>TABASKO COMMUNICATIONS INC.</text:p>
          </table:table-cell>
          <table:table-cell table:style-name="ce6"/>
          <table:table-cell table:style-name="ce13" office:value-type="float" office:value="6299.25" calcext:value-type="float">
            <text:p>6299,25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DARD, LUCIE</text:p>
          </table:table-cell>
          <table:table-cell table:style-name="ce5" office:value-type="float" office:value="1325248" calcext:value-type="float">
            <text:p>1325248</text:p>
          </table:table-cell>
          <table:table-cell table:style-name="ce9" office:value-type="date" office:date-value="2019-02-01" calcext:value-type="date">
            <text:p>02-01-19</text:p>
          </table:table-cell>
          <table:table-cell table:style-name="ce3" office:value-type="string" calcext:value-type="string">
            <text:p>AVEC PLAISIRS</text:p>
          </table:table-cell>
          <table:table-cell table:style-name="ce6"/>
          <table:table-cell table:style-name="ce13" office:value-type="float" office:value="234.29" calcext:value-type="float">
            <text:p>234,29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9877" calcext:value-type="float">
            <text:p>1329877</text:p>
          </table:table-cell>
          <table:table-cell table:style-name="ce9" office:value-type="date" office:date-value="2019-02-22" calcext:value-type="date">
            <text:p>02-22-19</text:p>
          </table:table-cell>
          <table:table-cell table:style-name="ce3" office:value-type="string" calcext:value-type="string">
            <text:p>COMPUGEN INC.</text:p>
          </table:table-cell>
          <table:table-cell table:style-name="ce5" office:value-type="float" office:value="1163303" calcext:value-type="float">
            <text:p>1163303</text:p>
          </table:table-cell>
          <table:table-cell table:style-name="ce13" office:value-type="float" office:value="335.35" calcext:value-type="float">
            <text:p>335,35</text:p>
          </table:table-cell>
          <table:table-cell table:style-name="ce3" office:value-type="string" calcext:value-type="string">
            <text:p>Articles, accessoires et équipement de bureau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8953" calcext:value-type="float">
            <text:p>1328953</text:p>
          </table:table-cell>
          <table:table-cell table:style-name="ce9" office:value-type="date" office:date-value="2019-02-19" calcext:value-type="date">
            <text:p>02-19-19</text:p>
          </table:table-cell>
          <table:table-cell table:style-name="ce3" office:value-type="string" calcext:value-type="string">
            <text:p>ECOLE NATIONALE D'ADMINISTRATION PUBLIQUE</text:p>
          </table:table-cell>
          <table:table-cell table:style-name="ce5"/>
          <table:table-cell table:style-name="ce13" office:value-type="float" office:value="1128.62" calcext:value-type="float">
            <text:p>1128,62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8279" calcext:value-type="float">
            <text:p>1328279</text:p>
          </table:table-cell>
          <table:table-cell table:style-name="ce9" office:value-type="date" office:date-value="2019-02-14" calcext:value-type="date">
            <text:p>02-14-19</text:p>
          </table:table-cell>
          <table:table-cell table:style-name="ce3" office:value-type="string" calcext:value-type="string">
            <text:p>IMPRIMERIE MULTI-FORMAT</text:p>
          </table:table-cell>
          <table:table-cell table:style-name="ce5"/>
          <table:table-cell table:style-name="ce13" office:value-type="float" office:value="70.34" calcext:value-type="float">
            <text:p>70,34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9056" calcext:value-type="float">
            <text:p>1329056</text:p>
          </table:table-cell>
          <table:table-cell table:style-name="ce9" office:value-type="date" office:date-value="2019-02-19" calcext:value-type="date">
            <text:p>02-19-19</text:p>
          </table:table-cell>
          <table:table-cell table:style-name="ce3" office:value-type="string" calcext:value-type="string">
            <text:p>LES INDUSTRIES POLY INC.</text:p>
          </table:table-cell>
          <table:table-cell table:style-name="ce5" office:value-type="float" office:value="1322302" calcext:value-type="float">
            <text:p>1322302</text:p>
          </table:table-cell>
          <table:table-cell table:style-name="ce13" office:value-type="float" office:value="12598.5" calcext:value-type="float">
            <text:p>12598,50</text:p>
          </table:table-cell>
          <table:table-cell table:style-name="ce3" office:value-type="string" calcext:value-type="string">
            <text:p>Service - Reprographi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9048" calcext:value-type="float">
            <text:p>1329048</text:p>
          </table:table-cell>
          <table:table-cell table:style-name="ce9" office:value-type="date" office:date-value="2019-02-19" calcext:value-type="date">
            <text:p>02-19-19</text:p>
          </table:table-cell>
          <table:table-cell table:style-name="ce3" office:value-type="string" calcext:value-type="string">
            <text:p>LINDA KEMERER</text:p>
          </table:table-cell>
          <table:table-cell table:style-name="ce6"/>
          <table:table-cell table:style-name="ce13" office:value-type="float" office:value="1750" calcext:value-type="float">
            <text:p>1750,00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7569" calcext:value-type="float">
            <text:p>1327569</text:p>
          </table:table-cell>
          <table:table-cell table:style-name="ce9" office:value-type="date" office:date-value="2019-02-12" calcext:value-type="date">
            <text:p>02-12-19</text:p>
          </table:table-cell>
          <table:table-cell table:style-name="ce3" office:value-type="string" calcext:value-type="string">
            <text:p>MONTREAL STENCIL INC</text:p>
          </table:table-cell>
          <table:table-cell table:style-name="ce6"/>
          <table:table-cell table:style-name="ce13" office:value-type="float" office:value="88.89" calcext:value-type="float">
            <text:p>88,89</text:p>
          </table:table-cell>
          <table:table-cell table:style-name="ce3" office:value-type="string" calcext:value-type="string">
            <text:p>Articles, accessoires et équipement de bureau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5267" calcext:value-type="float">
            <text:p>1325267</text:p>
          </table:table-cell>
          <table:table-cell table:style-name="ce9" office:value-type="date" office:date-value="2019-02-01" calcext:value-type="date">
            <text:p>02-01-19</text:p>
          </table:table-cell>
          <table:table-cell table:style-name="ce3" office:value-type="string" calcext:value-type="string">
            <text:p>ROGERS COMMUNICATIONS CANADA INC.</text:p>
          </table:table-cell>
          <table:table-cell table:style-name="ce5" office:value-type="float" office:value="1137408" calcext:value-type="float">
            <text:p>1137408</text:p>
          </table:table-cell>
          <table:table-cell table:style-name="ce13" office:value-type="float" office:value="1299.75" calcext:value-type="float">
            <text:p>1299,75</text:p>
          </table:table-cell>
          <table:table-cell table:style-name="ce3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8276" calcext:value-type="float">
            <text:p>1328276</text:p>
          </table:table-cell>
          <table:table-cell table:style-name="ce9" office:value-type="date" office:date-value="2019-02-14" calcext:value-type="date">
            <text:p>02-14-19</text:p>
          </table:table-cell>
          <table:table-cell table:style-name="ce3" office:value-type="string" calcext:value-type="string">
            <text:p>ZESTE DU MONDE</text:p>
          </table:table-cell>
          <table:table-cell table:style-name="ce6"/>
          <table:table-cell table:style-name="ce13" office:value-type="float" office:value="238.85" calcext:value-type="float">
            <text:p>238,85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UTIN, PIERRE</text:p>
          </table:table-cell>
          <table:table-cell table:style-name="ce5" office:value-type="float" office:value="1323637" calcext:value-type="float">
            <text:p>1323637</text:p>
          </table:table-cell>
          <table:table-cell table:style-name="ce9" office:value-type="date" office:date-value="2019-02-01" calcext:value-type="date">
            <text:p>02-01-19</text:p>
          </table:table-cell>
          <table:table-cell table:style-name="ce3" office:value-type="string" calcext:value-type="string">
            <text:p>DEVELOTECH INC.</text:p>
          </table:table-cell>
          <table:table-cell table:style-name="ce6"/>
          <table:table-cell table:style-name="ce13" office:value-type="float" office:value="15748.12" calcext:value-type="float">
            <text:p>15748,12</text:p>
          </table:table-cell>
          <table:table-cell table:style-name="ce3" office:value-type="string" calcext:value-type="string">
            <text:p>Service - Éclairage de rue et signalisatio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5369" calcext:value-type="float">
            <text:p>1325369</text:p>
          </table:table-cell>
          <table:table-cell table:style-name="ce9" office:value-type="date" office:date-value="2019-02-01" calcext:value-type="date">
            <text:p>02-01-19</text:p>
          </table:table-cell>
          <table:table-cell table:style-name="ce3" office:value-type="string" calcext:value-type="string">
            <text:p>DISTRIBUTION SPORTS LOISIRS - INSTALLATION INC.</text:p>
          </table:table-cell>
          <table:table-cell table:style-name="ce6"/>
          <table:table-cell table:style-name="ce13" office:value-type="float" office:value="14030.01" calcext:value-type="float">
            <text:p>14030,01</text:p>
          </table:table-cell>
          <table:table-cell table:style-name="ce3" office:value-type="string" calcext:value-type="string">
            <text:p>Équipement et fourniture pour terrain de jeux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0109" calcext:value-type="float">
            <text:p>1320109</text:p>
          </table:table-cell>
          <table:table-cell table:style-name="ce9" office:value-type="date" office:date-value="2019-02-18" calcext:value-type="date">
            <text:p>02-18-19</text:p>
          </table:table-cell>
          <table:table-cell table:style-name="ce3" office:value-type="string" calcext:value-type="string">
            <text:p>LABRADOR SOURCE</text:p>
          </table:table-cell>
          <table:table-cell table:style-name="ce5" office:value-type="float" office:value="1263989" calcext:value-type="float">
            <text:p>1263989</text:p>
          </table:table-cell>
          <table:table-cell table:style-name="ce13" office:value-type="float" office:value="8680.05" calcext:value-type="float">
            <text:p>8680,05</text:p>
          </table:table-cell>
          <table:table-cell table:style-name="ce3" office:value-type="string" calcext:value-type="string">
            <text:p>Eau potable - Mesure d'urgenc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6845" calcext:value-type="float">
            <text:p>1326845</text:p>
          </table:table-cell>
          <table:table-cell table:style-name="ce9" office:value-type="date" office:date-value="2019-02-08" calcext:value-type="date">
            <text:p>02-08-19</text:p>
          </table:table-cell>
          <table:table-cell table:style-name="ce3" office:value-type="string" calcext:value-type="string">
            <text:p>LES JARDINS W.G. CHARLEBOIS INC.</text:p>
          </table:table-cell>
          <table:table-cell table:style-name="ce6"/>
          <table:table-cell table:style-name="ce13" office:value-type="float" office:value="12401.78" calcext:value-type="float">
            <text:p>12401,78</text:p>
          </table:table-cell>
          <table:table-cell table:style-name="ce3" office:value-type="string" calcext:value-type="string">
            <text:p>Produits horticoles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7163" calcext:value-type="float">
            <text:p>1327163</text:p>
          </table:table-cell>
          <table:table-cell table:style-name="ce9" office:value-type="date" office:date-value="2019-02-11" calcext:value-type="date">
            <text:p>02-11-19</text:p>
          </table:table-cell>
          <table:table-cell table:style-name="ce3" office:value-type="string" calcext:value-type="string">
            <text:p>LOCATION LORDBEC INC.</text:p>
          </table:table-cell>
          <table:table-cell table:style-name="ce6"/>
          <table:table-cell table:style-name="ce13" office:value-type="float" office:value="22782.29" calcext:value-type="float">
            <text:p>22782,29</text:p>
          </table:table-cell>
          <table:table-cell table:style-name="ce3" office:value-type="string" calcext:value-type="string">
            <text:p>Entrepreneur en routes et canalisatio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3628" calcext:value-type="float">
            <text:p>1323628</text:p>
          </table:table-cell>
          <table:table-cell table:style-name="ce9" office:value-type="date" office:date-value="2019-02-01" calcext:value-type="date">
            <text:p>02-01-19</text:p>
          </table:table-cell>
          <table:table-cell table:style-name="ce3" office:value-type="string" calcext:value-type="string">
            <text:p>MIOVISION TECHNOLOGIES INC.</text:p>
          </table:table-cell>
          <table:table-cell table:style-name="ce6"/>
          <table:table-cell table:style-name="ce13" office:value-type="float" office:value="15748.12" calcext:value-type="float">
            <text:p>15748,12</text:p>
          </table:table-cell>
          <table:table-cell table:style-name="ce3" office:value-type="string" calcext:value-type="string">
            <text:p>Service - Recherche, étude de marché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5690" calcext:value-type="float">
            <text:p>1325690</text:p>
          </table:table-cell>
          <table:table-cell table:style-name="ce9" office:value-type="date" office:date-value="2019-02-04" calcext:value-type="date">
            <text:p>02-04-19</text:p>
          </table:table-cell>
          <table:table-cell table:style-name="ce3" office:value-type="string" calcext:value-type="string">
            <text:p>SOCIETE CANADIENNE DES POSTES</text:p>
          </table:table-cell>
          <table:table-cell table:style-name="ce6"/>
          <table:table-cell table:style-name="ce13" office:value-type="float" office:value="9448.87" calcext:value-type="float">
            <text:p>9448,87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ARRIER, RAYMOND</text:p>
          </table:table-cell>
          <table:table-cell table:style-name="ce5" office:value-type="float" office:value="1319927" calcext:value-type="float">
            <text:p>1319927</text:p>
          </table:table-cell>
          <table:table-cell table:style-name="ce9" office:value-type="date" office:date-value="2019-02-27" calcext:value-type="date">
            <text:p>02-27-19</text:p>
          </table:table-cell>
          <table:table-cell table:style-name="ce3" office:value-type="string" calcext:value-type="string">
            <text:p>3308341 CANADA INC.</text:p>
          </table:table-cell>
          <table:table-cell table:style-name="ce6"/>
          <table:table-cell table:style-name="ce13" office:value-type="float" office:value="15.75" calcext:value-type="float">
            <text:p>15,75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9232" calcext:value-type="float">
            <text:p>1329232</text:p>
          </table:table-cell>
          <table:table-cell table:style-name="ce9" office:value-type="date" office:date-value="2019-02-20" calcext:value-type="date">
            <text:p>02-20-19</text:p>
          </table:table-cell>
          <table:table-cell table:style-name="ce3" office:value-type="string" calcext:value-type="string">
            <text:p>BIBLIOTHECA CANADA INC.</text:p>
          </table:table-cell>
          <table:table-cell table:style-name="ce6"/>
          <table:table-cell table:style-name="ce13" office:value-type="float" office:value="1023.31" calcext:value-type="float">
            <text:p>1023,31</text:p>
          </table:table-cell>
          <table:table-cell table:style-name="ce3" office:value-type="string" calcext:value-type="string">
            <text:p>Service - Soutien informatiqu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10595" calcext:value-type="float">
            <text:p>1310595</text:p>
          </table:table-cell>
          <table:table-cell table:style-name="ce9" office:value-type="date" office:date-value="2019-02-12" calcext:value-type="date">
            <text:p>02-12-19</text:p>
          </table:table-cell>
          <table:table-cell table:style-name="ce3" office:value-type="string" calcext:value-type="string">
            <text:p>CARR MCLEAN LIMITED</text:p>
          </table:table-cell>
          <table:table-cell table:style-name="ce6"/>
          <table:table-cell table:style-name="ce13" office:value-type="float" office:value="93.42" calcext:value-type="float">
            <text:p>93,42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6997" calcext:value-type="float">
            <text:p>1326997</text:p>
          </table:table-cell>
          <table:table-cell table:style-name="ce9" office:value-type="date" office:date-value="2019-02-08" calcext:value-type="date">
            <text:p>02-08-19</text:p>
          </table:table-cell>
          <table:table-cell table:style-name="ce3" office:value-type="string" calcext:value-type="string">
            <text:p>CONVERBIT INC.</text:p>
          </table:table-cell>
          <table:table-cell table:style-name="ce6"/>
          <table:table-cell table:style-name="ce13" office:value-type="float" office:value="937.54" calcext:value-type="float">
            <text:p>937,54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6206" calcext:value-type="float">
            <text:p>1326206</text:p>
          </table:table-cell>
          <table:table-cell table:style-name="ce9" office:value-type="date" office:date-value="2019-02-06" calcext:value-type="date">
            <text:p>02-06-19</text:p>
          </table:table-cell>
          <table:table-cell table:style-name="ce3" office:value-type="string" calcext:value-type="string">
            <text:p>COOPERATIVE DE L'UNIVERSITE LAVAL</text:p>
          </table:table-cell>
          <table:table-cell table:style-name="ce6"/>
          <table:table-cell table:style-name="ce13" office:value-type="float" office:value="123.89" calcext:value-type="float">
            <text:p>123,89</text:p>
          </table:table-cell>
          <table:table-cell table:style-name="ce3" office:value-type="string" calcext:value-type="string">
            <text:p>Composante électroniqu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6995" calcext:value-type="float">
            <text:p>1326995</text:p>
          </table:table-cell>
          <table:table-cell table:style-name="ce9" office:value-type="date" office:date-value="2019-02-08" calcext:value-type="date">
            <text:p>02-08-19</text:p>
          </table:table-cell>
          <table:table-cell table:style-name="ce3" office:value-type="string" calcext:value-type="string">
            <text:p>COPIBEC</text:p>
          </table:table-cell>
          <table:table-cell table:style-name="ce6"/>
          <table:table-cell table:style-name="ce13" office:value-type="float" office:value="566.93" calcext:value-type="float">
            <text:p>566,93</text:p>
          </table:table-cell>
          <table:table-cell table:style-name="ce3" office:value-type="string" calcext:value-type="string">
            <text:p>Service - Droit d'auteur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5501" calcext:value-type="float">
            <text:p>1325501</text:p>
          </table:table-cell>
          <table:table-cell table:style-name="ce9" office:value-type="date" office:date-value="2019-02-04" calcext:value-type="date">
            <text:p>02-04-19</text:p>
          </table:table-cell>
          <table:table-cell table:style-name="ce3" office:value-type="string" calcext:value-type="string">
            <text:p>DISCOUNT LOCATION D'AUTOS ET CAMIONS</text:p>
          </table:table-cell>
          <table:table-cell table:style-name="ce6"/>
          <table:table-cell table:style-name="ce13" office:value-type="float" office:value="1594.97" calcext:value-type="float">
            <text:p>1594,97</text:p>
          </table:table-cell>
          <table:table-cell table:style-name="ce3" office:value-type="string" calcext:value-type="string">
            <text:p>Service - Transport de conteneur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9235" calcext:value-type="float">
            <text:p>1329235</text:p>
          </table:table-cell>
          <table:table-cell table:style-name="ce9" office:value-type="date" office:date-value="2019-02-20" calcext:value-type="date">
            <text:p>02-20-19</text:p>
          </table:table-cell>
          <table:table-cell table:style-name="ce3" office:value-type="string" calcext:value-type="string">
            <text:p>KIRKWOOD INC.</text:p>
          </table:table-cell>
          <table:table-cell table:style-name="ce6"/>
          <table:table-cell table:style-name="ce13" office:value-type="float" office:value="2797.92" calcext:value-type="float">
            <text:p>2797,92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8257" calcext:value-type="float">
            <text:p>1328257</text:p>
          </table:table-cell>
          <table:table-cell table:style-name="ce9" office:value-type="date" office:date-value="2019-02-14" calcext:value-type="date">
            <text:p>02-14-19</text:p>
          </table:table-cell>
          <table:table-cell table:style-name="ce3" office:value-type="string" calcext:value-type="string">
            <text:p>PHOTOSYNTHESE INC</text:p>
          </table:table-cell>
          <table:table-cell table:style-name="ce6"/>
          <table:table-cell table:style-name="ce13" office:value-type="float" office:value="5249.37" calcext:value-type="float">
            <text:p>5249,37</text:p>
          </table:table-cell>
          <table:table-cell table:style-name="ce3" office:value-type="string" calcext:value-type="string">
            <text:p>Service - Animation, entraînement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9929" calcext:value-type="float">
            <text:p>1329929</text:p>
          </table:table-cell>
          <table:table-cell table:style-name="ce9" office:value-type="date" office:date-value="2019-02-22" calcext:value-type="date">
            <text:p>02-22-19</text:p>
          </table:table-cell>
          <table:table-cell table:style-name="ce3" office:value-type="string" calcext:value-type="string">
            <text:p>SOLUTIONS DE CONTROLE ET DE SECURITE CS INC.</text:p>
          </table:table-cell>
          <table:table-cell table:style-name="ce6"/>
          <table:table-cell table:style-name="ce13" office:value-type="float" office:value="8579.58" calcext:value-type="float">
            <text:p>8579,58</text:p>
          </table:table-cell>
          <table:table-cell table:style-name="ce3" office:value-type="string" calcext:value-type="string">
            <text:p>Service - Soutien informatiqu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9229" calcext:value-type="float">
            <text:p>1329229</text:p>
          </table:table-cell>
          <table:table-cell table:style-name="ce9" office:value-type="date" office:date-value="2019-02-20" calcext:value-type="date">
            <text:p>02-20-19</text:p>
          </table:table-cell>
          <table:table-cell table:style-name="ce3" office:value-type="string" calcext:value-type="string">
            <text:p>SURFACE SYNX INC.</text:p>
          </table:table-cell>
          <table:table-cell table:style-name="ce6"/>
          <table:table-cell table:style-name="ce13" office:value-type="float" office:value="99.74" calcext:value-type="float">
            <text:p>99,74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2">
          <table:table-cell/>
          <table:table-cell table:style-name="ce5"/>
          <table:table-cell table:style-name="ce9" office:value-type="date" office:date-value="2019-02-20" calcext:value-type="date">
            <text:p>02-20-19</text:p>
          </table:table-cell>
          <table:table-cell table:style-name="ce3"/>
          <table:table-cell table:style-name="ce6"/>
          <table:table-cell table:style-name="ce13" office:value-type="float" office:value="1669.3" calcext:value-type="float">
            <text:p>1669,30</text:p>
          </table:table-cell>
          <table:table-cell table:style-name="ce3" office:value-type="string" calcext:value-type="string">
            <text:p>Couvre-plancher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9930" calcext:value-type="float">
            <text:p>1329930</text:p>
          </table:table-cell>
          <table:table-cell table:style-name="ce9" office:value-type="date" office:date-value="2019-02-22" calcext:value-type="date">
            <text:p>02-22-19</text:p>
          </table:table-cell>
          <table:table-cell table:style-name="ce3" office:value-type="string" calcext:value-type="string">
            <text:p>TURCOTTE DESIGN INC.</text:p>
          </table:table-cell>
          <table:table-cell table:style-name="ce6"/>
          <table:table-cell table:style-name="ce13" office:value-type="float" office:value="629.92" calcext:value-type="float">
            <text:p>629,92</text:p>
          </table:table-cell>
          <table:table-cell table:style-name="ce3" office:value-type="string" calcext:value-type="string">
            <text:p>Service - Formation en informatiq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SJARDINS, STEVE</text:p>
          </table:table-cell>
          <table:table-cell table:style-name="ce5" office:value-type="float" office:value="1316708" calcext:value-type="float">
            <text:p>1316708</text:p>
          </table:table-cell>
          <table:table-cell table:style-name="ce9" office:value-type="date" office:date-value="2019-02-26" calcext:value-type="date">
            <text:p>02-26-19</text:p>
          </table:table-cell>
          <table:table-cell table:style-name="ce3" office:value-type="string" calcext:value-type="string">
            <text:p>GROUPE TRIUM INC.</text:p>
          </table:table-cell>
          <table:table-cell/>
          <table:table-cell table:style-name="ce13" office:value-type="float" office:value="1089.77" calcext:value-type="float">
            <text:p>1089,77</text:p>
          </table:table-cell>
          <table:table-cell table:style-name="ce3" office:value-type="string" calcext:value-type="string">
            <text:p>Vêtements de travail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8281" calcext:value-type="float">
            <text:p>1328281</text:p>
          </table:table-cell>
          <table:table-cell table:style-name="ce9" office:value-type="date" office:date-value="2019-02-14" calcext:value-type="date">
            <text:p>02-14-19</text:p>
          </table:table-cell>
          <table:table-cell table:style-name="ce3" office:value-type="string" calcext:value-type="string">
            <text:p>PARIS, LADOUCEUR &amp; ASSOCIES INC.</text:p>
          </table:table-cell>
          <table:table-cell table:style-name="ce5" office:value-type="float" office:value="1278192" calcext:value-type="float">
            <text:p>1278192</text:p>
          </table:table-cell>
          <table:table-cell table:style-name="ce13" office:value-type="float" office:value="1207.36" calcext:value-type="float">
            <text:p>1207,36</text:p>
          </table:table-cell>
          <table:table-cell table:style-name="ce3" office:value-type="string" calcext:value-type="string">
            <text:p>Évaluateur agréé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5266" calcext:value-type="float">
            <text:p>1325266</text:p>
          </table:table-cell>
          <table:table-cell table:style-name="ce9" office:value-type="date" office:date-value="2019-02-12" calcext:value-type="date">
            <text:p>02-12-19</text:p>
          </table:table-cell>
          <table:table-cell table:style-name="ce3" office:value-type="string" calcext:value-type="string">
            <text:p>ROGERS COMMUNICATIONS CANADA INC.</text:p>
          </table:table-cell>
          <table:table-cell table:style-name="ce5" office:value-type="float" office:value="1137408" calcext:value-type="float">
            <text:p>1137408</text:p>
          </table:table-cell>
          <table:table-cell table:style-name="ce13" office:value-type="float" office:value="4299.24" calcext:value-type="float">
            <text:p>4299,24</text:p>
          </table:table-cell>
          <table:table-cell table:style-name="ce3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6459" calcext:value-type="float">
            <text:p>1326459</text:p>
          </table:table-cell>
          <table:table-cell table:style-name="ce9" office:value-type="date" office:date-value="2019-02-07" calcext:value-type="date">
            <text:p>02-07-19</text:p>
          </table:table-cell>
          <table:table-cell table:style-name="ce3" office:value-type="string" calcext:value-type="string">
            <text:p>SOCIETE CANADIENNE DES POSTES</text:p>
          </table:table-cell>
          <table:table-cell table:style-name="ce6"/>
          <table:table-cell table:style-name="ce13" office:value-type="float" office:value="7979.05" calcext:value-type="float">
            <text:p>7979,05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6582" calcext:value-type="float">
            <text:p>1326582</text:p>
          </table:table-cell>
          <table:table-cell table:style-name="ce9" office:value-type="date" office:date-value="2019-02-07" calcext:value-type="date">
            <text:p>02-07-19</text:p>
          </table:table-cell>
          <table:table-cell table:style-name="ce3" office:value-type="string" calcext:value-type="string">
            <text:p>CLEB LABORATOIRE INC.</text:p>
          </table:table-cell>
          <table:table-cell table:style-name="ce6"/>
          <table:table-cell table:style-name="ce13" office:value-type="float" office:value="6719.2" calcext:value-type="float">
            <text:p>6719,20</text:p>
          </table:table-cell>
          <table:table-cell table:style-name="ce3" office:value-type="string" calcext:value-type="string">
            <text:p>Entrepreneur en bâtiments de tout gen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AUDREAULT, GUYLAINE</text:p>
          </table:table-cell>
          <table:table-cell table:style-name="ce5" office:value-type="float" office:value="1326681" calcext:value-type="float">
            <text:p>1326681</text:p>
          </table:table-cell>
          <table:table-cell table:style-name="ce9" office:value-type="date" office:date-value="2019-02-07" calcext:value-type="date">
            <text:p>02-07-19</text:p>
          </table:table-cell>
          <table:table-cell table:style-name="ce3"/>
          <table:table-cell table:style-name="ce6"/>
          <table:table-cell table:style-name="ce13" office:value-type="float" office:value="6719.2" calcext:value-type="float">
            <text:p>6719,20</text:p>
          </table:table-cell>
          <table:table-cell table:style-name="ce3" office:value-type="string" calcext:value-type="string">
            <text:p>Entrepreneur en bâtiments de tout genr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7598" calcext:value-type="float">
            <text:p>1327598</text:p>
          </table:table-cell>
          <table:table-cell table:style-name="ce9" office:value-type="date" office:date-value="2019-02-12" calcext:value-type="date">
            <text:p>02-12-19</text:p>
          </table:table-cell>
          <table:table-cell table:style-name="ce3" office:value-type="string" calcext:value-type="string">
            <text:p>LOCATION SAUVAGEAU INC.</text:p>
          </table:table-cell>
          <table:table-cell table:style-name="ce6"/>
          <table:table-cell table:style-name="ce13" office:value-type="float" office:value="4579.55" calcext:value-type="float">
            <text:p>4579,55</text:p>
          </table:table-cell>
          <table:table-cell table:style-name="ce3" office:value-type="string" calcext:value-type="string">
            <text:p>Location - Automobile, camionnette et fourgonnett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8273" calcext:value-type="float">
            <text:p>1328273</text:p>
          </table:table-cell>
          <table:table-cell table:style-name="ce9" office:value-type="date" office:date-value="2019-02-14" calcext:value-type="date">
            <text:p>02-14-19</text:p>
          </table:table-cell>
          <table:table-cell table:style-name="ce3" office:value-type="string" calcext:value-type="string">
            <text:p>MACONTECH INC.</text:p>
          </table:table-cell>
          <table:table-cell table:style-name="ce6"/>
          <table:table-cell table:style-name="ce13" office:value-type="float" office:value="5774.31" calcext:value-type="float">
            <text:p>5774,31</text:p>
          </table:table-cell>
          <table:table-cell table:style-name="ce3" office:value-type="string" calcext:value-type="string">
            <text:p>Entrepreneur en petits ouvrages de béto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8955" calcext:value-type="float">
            <text:p>1328955</text:p>
          </table:table-cell>
          <table:table-cell table:style-name="ce9" office:value-type="date" office:date-value="2019-02-19" calcext:value-type="date">
            <text:p>02-19-19</text:p>
          </table:table-cell>
          <table:table-cell table:style-name="ce3" office:value-type="string" calcext:value-type="string">
            <text:p>OMBRAGES</text:p>
          </table:table-cell>
          <table:table-cell table:style-name="ce6"/>
          <table:table-cell table:style-name="ce13" office:value-type="float" office:value="1889.77" calcext:value-type="float">
            <text:p>1889,77</text:p>
          </table:table-cell>
          <table:table-cell table:style-name="ce3" office:value-type="string" calcext:value-type="string">
            <text:p>Ingénieur électriqu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7579" calcext:value-type="float">
            <text:p>1327579</text:p>
          </table:table-cell>
          <table:table-cell table:style-name="ce9" office:value-type="date" office:date-value="2019-02-12" calcext:value-type="date">
            <text:p>02-12-19</text:p>
          </table:table-cell>
          <table:table-cell table:style-name="ce3" office:value-type="string" calcext:value-type="string">
            <text:p>RAMCOR CONSTRUCTION INC.</text:p>
          </table:table-cell>
          <table:table-cell table:style-name="ce6"/>
          <table:table-cell table:style-name="ce13" office:value-type="float" office:value="8542.05" calcext:value-type="float">
            <text:p>8542,05</text:p>
          </table:table-cell>
          <table:table-cell table:style-name="ce3" office:value-type="string" calcext:value-type="string">
            <text:p>Panneau de finitio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5271" calcext:value-type="float">
            <text:p>1325271</text:p>
          </table:table-cell>
          <table:table-cell table:style-name="ce9" office:value-type="date" office:date-value="2019-02-05" calcext:value-type="date">
            <text:p>02-05-19</text:p>
          </table:table-cell>
          <table:table-cell table:style-name="ce3" office:value-type="string" calcext:value-type="string">
            <text:p>ROGERS COMMUNICATIONS CANADA INC.</text:p>
          </table:table-cell>
          <table:table-cell table:style-name="ce5" office:value-type="float" office:value="1137408" calcext:value-type="float">
            <text:p>1137408</text:p>
          </table:table-cell>
          <table:table-cell table:style-name="ce13" office:value-type="float" office:value="2362.22" calcext:value-type="float">
            <text:p>2362,22</text:p>
          </table:table-cell>
          <table:table-cell table:style-name="ce3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5273" calcext:value-type="float">
            <text:p>1325273</text:p>
          </table:table-cell>
          <table:table-cell table:style-name="ce9" office:value-type="date" office:date-value="2019-02-05" calcext:value-type="date">
            <text:p>02-05-19</text:p>
          </table:table-cell>
          <table:table-cell table:style-name="ce3"/>
          <table:table-cell table:style-name="ce5" office:value-type="float" office:value="1137408" calcext:value-type="float">
            <text:p>1137408</text:p>
          </table:table-cell>
          <table:table-cell table:style-name="ce13" office:value-type="float" office:value="1574.81" calcext:value-type="float">
            <text:p>1574,81</text:p>
          </table:table-cell>
          <table:table-cell table:style-name="ce3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AUDREAULT, SONIA</text:p>
          </table:table-cell>
          <table:table-cell table:style-name="ce5" office:value-type="float" office:value="1330175" calcext:value-type="float">
            <text:p>1330175</text:p>
          </table:table-cell>
          <table:table-cell table:style-name="ce9" office:value-type="date" office:date-value="2019-02-25" calcext:value-type="date">
            <text:p>02-25-19</text:p>
          </table:table-cell>
          <table:table-cell table:style-name="ce3" office:value-type="string" calcext:value-type="string">
            <text:p>CHAMBEROT, ROBERT</text:p>
          </table:table-cell>
          <table:table-cell table:style-name="ce6"/>
          <table:table-cell table:style-name="ce13" office:value-type="float" office:value="536.75" calcext:value-type="float">
            <text:p>536,75</text:p>
          </table:table-cell>
          <table:table-cell table:style-name="ce3" office:value-type="string" calcext:value-type="string">
            <text:p>Frais - Inscription pour colloque, conférence, séminaire et congrès</text:p>
          </table:table-cell>
          <table:table-cell table:number-columns-repeated="1017"/>
        </table:table-row>
        <table:table-row table:style-name="ro2">
          <table:table-cell/>
          <table:table-cell table:style-name="ce5"/>
          <table:table-cell table:style-name="ce9" office:value-type="date" office:date-value="2019-02-25" calcext:value-type="date">
            <text:p>02-25-19</text:p>
          </table:table-cell>
          <table:table-cell table:style-name="ce3"/>
          <table:table-cell table:style-name="ce6"/>
          <table:table-cell table:style-name="ce13" office:value-type="float" office:value="1093.05" calcext:value-type="float">
            <text:p>1093,05</text:p>
          </table:table-cell>
          <table:table-cell table:style-name="ce3" office:value-type="string" calcext:value-type="string">
            <text:p>Frais - Déplacement, hébergement et repas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0300" calcext:value-type="float">
            <text:p>1320300</text:p>
          </table:table-cell>
          <table:table-cell table:style-name="ce9" office:value-type="date" office:date-value="2019-02-26" calcext:value-type="date">
            <text:p>02-26-19</text:p>
          </table:table-cell>
          <table:table-cell table:style-name="ce3" office:value-type="string" calcext:value-type="string">
            <text:p>LOCATION SAUVAGEAU INC.</text:p>
          </table:table-cell>
          <table:table-cell table:style-name="ce6"/>
          <table:table-cell table:style-name="ce13" office:value-type="float" office:value="157.48" calcext:value-type="float">
            <text:p>157,48</text:p>
          </table:table-cell>
          <table:table-cell table:style-name="ce3" office:value-type="string" calcext:value-type="string">
            <text:p>Location - Automobile, camionnette et fourgonnett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6800" calcext:value-type="float">
            <text:p>1326800</text:p>
          </table:table-cell>
          <table:table-cell table:style-name="ce9" office:value-type="date" office:date-value="2019-02-08" calcext:value-type="date">
            <text:p>02-08-19</text:p>
          </table:table-cell>
          <table:table-cell table:style-name="ce3" office:value-type="string" calcext:value-type="string">
            <text:p>RICHARD, CAROLINE</text:p>
          </table:table-cell>
          <table:table-cell table:style-name="ce6"/>
          <table:table-cell table:style-name="ce13" office:value-type="float" office:value="1664.35" calcext:value-type="float">
            <text:p>1664,35</text:p>
          </table:table-cell>
          <table:table-cell table:style-name="ce3" office:value-type="string" calcext:value-type="string">
            <text:p>Frais - Déplacement, hébergement et repas</text:p>
          </table:table-cell>
          <table:table-cell table:number-columns-repeated="1017"/>
        </table:table-row>
        <table:table-row table:style-name="ro2">
          <table:table-cell/>
          <table:table-cell table:style-name="ce5"/>
          <table:table-cell table:style-name="ce9" office:value-type="date" office:date-value="2019-02-08" calcext:value-type="date">
            <text:p>02-08-19</text:p>
          </table:table-cell>
          <table:table-cell table:style-name="ce3"/>
          <table:table-cell/>
          <table:table-cell table:style-name="ce13" office:value-type="float" office:value="422.17" calcext:value-type="float">
            <text:p>422,17</text:p>
          </table:table-cell>
          <table:table-cell table:style-name="ce3" office:value-type="string" calcext:value-type="string">
            <text:p>Frais - Inscription pour colloque, conférence, séminaire et congrès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6793" calcext:value-type="float">
            <text:p>1326793</text:p>
          </table:table-cell>
          <table:table-cell table:style-name="ce9" office:value-type="date" office:date-value="2019-02-08" calcext:value-type="date">
            <text:p>02-08-19</text:p>
          </table:table-cell>
          <table:table-cell table:style-name="ce3" office:value-type="string" calcext:value-type="string">
            <text:p>ROBILLARD, MYLENE</text:p>
          </table:table-cell>
          <table:table-cell/>
          <table:table-cell table:style-name="ce13" office:value-type="float" office:value="422.17" calcext:value-type="float">
            <text:p>422,17</text:p>
          </table:table-cell>
          <table:table-cell table:style-name="ce3" office:value-type="string" calcext:value-type="string">
            <text:p>Frais - Inscription pour colloque, conférence, séminaire et congrès</text:p>
          </table:table-cell>
          <table:table-cell table:number-columns-repeated="1017"/>
        </table:table-row>
        <table:table-row table:style-name="ro2">
          <table:table-cell/>
          <table:table-cell table:style-name="ce6"/>
          <table:table-cell table:style-name="ce9" office:value-type="date" office:date-value="2019-02-08" calcext:value-type="date">
            <text:p>02-08-19</text:p>
          </table:table-cell>
          <table:table-cell table:style-name="ce3"/>
          <table:table-cell table:style-name="ce6"/>
          <table:table-cell table:style-name="ce13" office:value-type="float" office:value="1664.35" calcext:value-type="float">
            <text:p>1664,35</text:p>
          </table:table-cell>
          <table:table-cell table:style-name="ce3" office:value-type="string" calcext:value-type="string">
            <text:p>Frais - Déplacement, hébergement et rep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AUTHIER, STEPHANE</text:p>
          </table:table-cell>
          <table:table-cell table:style-name="ce5" office:value-type="float" office:value="1330693" calcext:value-type="float">
            <text:p>1330693</text:p>
          </table:table-cell>
          <table:table-cell table:style-name="ce9" office:value-type="date" office:date-value="2019-02-27" calcext:value-type="date">
            <text:p>02-27-19</text:p>
          </table:table-cell>
          <table:table-cell table:style-name="ce3" office:value-type="string" calcext:value-type="string">
            <text:p>ROULEAUX DE PAPIER &amp; RUBANS J.L. INC.</text:p>
          </table:table-cell>
          <table:table-cell table:style-name="ce6"/>
          <table:table-cell table:style-name="ce13" office:value-type="float" office:value="180.58" calcext:value-type="float">
            <text:p>180,58</text:p>
          </table:table-cell>
          <table:table-cell table:style-name="ce3" office:value-type="string" calcext:value-type="string">
            <text:p>Articles de papeteri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9927" calcext:value-type="float">
            <text:p>1329927</text:p>
          </table:table-cell>
          <table:table-cell table:style-name="ce9" office:value-type="date" office:date-value="2019-02-22" calcext:value-type="date">
            <text:p>02-22-19</text:p>
          </table:table-cell>
          <table:table-cell table:style-name="ce3" office:value-type="string" calcext:value-type="string">
            <text:p>ULINE CANADA CORP</text:p>
          </table:table-cell>
          <table:table-cell table:style-name="ce6"/>
          <table:table-cell table:style-name="ce13" office:value-type="float" office:value="439.36" calcext:value-type="float">
            <text:p>439,36</text:p>
          </table:table-cell>
          <table:table-cell table:style-name="ce3" office:value-type="string" calcext:value-type="string">
            <text:p>Classeur, étagère et armoire de rangem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OPER, CHANTAL</text:p>
          </table:table-cell>
          <table:table-cell table:style-name="ce5" office:value-type="float" office:value="1327298" calcext:value-type="float">
            <text:p>1327298</text:p>
          </table:table-cell>
          <table:table-cell table:style-name="ce9" office:value-type="date" office:date-value="2019-02-11" calcext:value-type="date">
            <text:p>02-11-19</text:p>
          </table:table-cell>
          <table:table-cell table:style-name="ce3" office:value-type="string" calcext:value-type="string">
            <text:p>3289419 CANADA (COLLINS)</text:p>
          </table:table-cell>
          <table:table-cell/>
          <table:table-cell table:style-name="ce13" office:value-type="float" office:value="208.34" calcext:value-type="float">
            <text:p>208,34</text:p>
          </table:table-cell>
          <table:table-cell table:style-name="ce3" office:value-type="string" calcext:value-type="string">
            <text:p>Bottes, souliers et couvres-chaussur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14051" calcext:value-type="float">
            <text:p>1314051</text:p>
          </table:table-cell>
          <table:table-cell table:style-name="ce9" office:value-type="date" office:date-value="2019-02-08" calcext:value-type="date">
            <text:p>02-08-19</text:p>
          </table:table-cell>
          <table:table-cell table:style-name="ce3" office:value-type="string" calcext:value-type="string">
            <text:p>APSAM ASSOCIATION PARITAIRE SANTE &amp; SECURITE AFFAIRES MUNICIPALES</text:p>
          </table:table-cell>
          <table:table-cell/>
          <table:table-cell table:style-name="ce13" office:value-type="float" office:value="65" calcext:value-type="float">
            <text:p>65,00</text:p>
          </table:table-cell>
          <table:table-cell table:style-name="ce3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7784" calcext:value-type="float">
            <text:p>1327784</text:p>
          </table:table-cell>
          <table:table-cell table:style-name="ce9" office:value-type="date" office:date-value="2019-02-13" calcext:value-type="date">
            <text:p>02-13-19</text:p>
          </table:table-cell>
          <table:table-cell table:style-name="ce3" office:value-type="string" calcext:value-type="string">
            <text:p>C.P.U. DESIGN INC.</text:p>
          </table:table-cell>
          <table:table-cell table:style-name="ce5" office:value-type="float" office:value="1164102" calcext:value-type="float">
            <text:p>1164102</text:p>
          </table:table-cell>
          <table:table-cell table:style-name="ce13" office:value-type="float" office:value="1165.72" calcext:value-type="float">
            <text:p>1165,72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7672" calcext:value-type="float">
            <text:p>1327672</text:p>
          </table:table-cell>
          <table:table-cell table:style-name="ce9" office:value-type="date" office:date-value="2019-02-12" calcext:value-type="date">
            <text:p>02-12-19</text:p>
          </table:table-cell>
          <table:table-cell table:style-name="ce3" office:value-type="string" calcext:value-type="string">
            <text:p>DISTRIBUTION SPORTS LOISIRS - INSTALLATION INC.</text:p>
          </table:table-cell>
          <table:table-cell table:style-name="ce5"/>
          <table:table-cell table:style-name="ce13" office:value-type="float" office:value="464.89" calcext:value-type="float">
            <text:p>464,89</text:p>
          </table:table-cell>
          <table:table-cell table:style-name="ce3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6856" calcext:value-type="float">
            <text:p>1326856</text:p>
          </table:table-cell>
          <table:table-cell table:style-name="ce9" office:value-type="date" office:date-value="2019-02-08" calcext:value-type="date">
            <text:p>02-08-19</text:p>
          </table:table-cell>
          <table:table-cell table:style-name="ce3" office:value-type="string" calcext:value-type="string">
            <text:p>ENTREPRISES FORLINI-DIVISION EQUIPEMENT DE SECURITE UNIVERSEL INC.</text:p>
          </table:table-cell>
          <table:table-cell table:style-name="ce5"/>
          <table:table-cell table:style-name="ce13" office:value-type="float" office:value="146.98" calcext:value-type="float">
            <text:p>146,98</text:p>
          </table:table-cell>
          <table:table-cell table:style-name="ce3" office:value-type="string" calcext:value-type="string">
            <text:p>Vêtements de travail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1049" calcext:value-type="float">
            <text:p>1321049</text:p>
          </table:table-cell>
          <table:table-cell table:style-name="ce9" office:value-type="date" office:date-value="2019-02-04" calcext:value-type="date">
            <text:p>02-04-19</text:p>
          </table:table-cell>
          <table:table-cell table:style-name="ce3" office:value-type="string" calcext:value-type="string">
            <text:p>GLOBEX COURRIER EXPRESS INTERNATIONAL INC.</text:p>
          </table:table-cell>
          <table:table-cell table:style-name="ce5" office:value-type="float" office:value="1302177" calcext:value-type="float">
            <text:p>1302177</text:p>
          </table:table-cell>
          <table:table-cell table:style-name="ce13" office:value-type="float" office:value="524.94" calcext:value-type="float">
            <text:p>524,94</text:p>
          </table:table-cell>
          <table:table-cell table:style-name="ce3" office:value-type="string" calcext:value-type="string">
            <text:p>Service - Distributio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8959" calcext:value-type="float">
            <text:p>1328959</text:p>
          </table:table-cell>
          <table:table-cell table:style-name="ce9" office:value-type="date" office:date-value="2019-02-19" calcext:value-type="date">
            <text:p>02-19-19</text:p>
          </table:table-cell>
          <table:table-cell table:style-name="ce3" office:value-type="string" calcext:value-type="string">
            <text:p>GROUPE SDM INC</text:p>
          </table:table-cell>
          <table:table-cell table:style-name="ce6"/>
          <table:table-cell table:style-name="ce13" office:value-type="float" office:value="774.68" calcext:value-type="float">
            <text:p>774,68</text:p>
          </table:table-cell>
          <table:table-cell table:style-name="ce3" office:value-type="string" calcext:value-type="string">
            <text:p>Entrepreneur en routes et canalisatio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2648" calcext:value-type="float">
            <text:p>1322648</text:p>
          </table:table-cell>
          <table:table-cell table:style-name="ce9" office:value-type="date" office:date-value="2019-02-13" calcext:value-type="date">
            <text:p>02-13-19</text:p>
          </table:table-cell>
          <table:table-cell table:style-name="ce3" office:value-type="string" calcext:value-type="string">
            <text:p>HERCULES SLR INC.</text:p>
          </table:table-cell>
          <table:table-cell table:style-name="ce6"/>
          <table:table-cell table:style-name="ce13" office:value-type="float" office:value="11.55" calcext:value-type="float">
            <text:p>11,55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OPER, CHANTAL</text:p>
          </table:table-cell>
          <table:table-cell table:style-name="ce5" office:value-type="float" office:value="1330580" calcext:value-type="float">
            <text:p>1330580</text:p>
          </table:table-cell>
          <table:table-cell table:style-name="ce9" office:value-type="date" office:date-value="2019-02-27" calcext:value-type="date">
            <text:p>02-27-19</text:p>
          </table:table-cell>
          <table:table-cell table:style-name="ce3" office:value-type="string" calcext:value-type="string">
            <text:p>IRRIGLOBE INC.</text:p>
          </table:table-cell>
          <table:table-cell table:style-name="ce6"/>
          <table:table-cell table:style-name="ce13" office:value-type="float" office:value="608.93" calcext:value-type="float">
            <text:p>608,93</text:p>
          </table:table-cell>
          <table:table-cell table:style-name="ce3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7293" calcext:value-type="float">
            <text:p>1327293</text:p>
          </table:table-cell>
          <table:table-cell table:style-name="ce9" office:value-type="date" office:date-value="2019-02-11" calcext:value-type="date">
            <text:p>02-11-19</text:p>
          </table:table-cell>
          <table:table-cell table:style-name="ce3" office:value-type="string" calcext:value-type="string">
            <text:p>JEAN GUGLIA &amp; FILS ENR.</text:p>
          </table:table-cell>
          <table:table-cell table:style-name="ce6"/>
          <table:table-cell table:style-name="ce13" office:value-type="float" office:value="222.79" calcext:value-type="float">
            <text:p>222,79</text:p>
          </table:table-cell>
          <table:table-cell table:style-name="ce3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7674" calcext:value-type="float">
            <text:p>1327674</text:p>
          </table:table-cell>
          <table:table-cell table:style-name="ce9" office:value-type="date" office:date-value="2019-02-12" calcext:value-type="date">
            <text:p>02-12-19</text:p>
          </table:table-cell>
          <table:table-cell table:style-name="ce3"/>
          <table:table-cell table:style-name="ce6"/>
          <table:table-cell table:style-name="ce13" office:value-type="float" office:value="376.81" calcext:value-type="float">
            <text:p>376,81</text:p>
          </table:table-cell>
          <table:table-cell table:style-name="ce3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30381" calcext:value-type="float">
            <text:p>1330381</text:p>
          </table:table-cell>
          <table:table-cell table:style-name="ce9" office:value-type="date" office:date-value="2019-02-26" calcext:value-type="date">
            <text:p>02-26-19</text:p>
          </table:table-cell>
          <table:table-cell table:style-name="ce3" office:value-type="string" calcext:value-type="string">
            <text:p>LAVE AUTO 88 INC.</text:p>
          </table:table-cell>
          <table:table-cell table:style-name="ce6"/>
          <table:table-cell table:style-name="ce13" office:value-type="float" office:value="2099.75" calcext:value-type="float">
            <text:p>2099,75</text:p>
          </table:table-cell>
          <table:table-cell table:style-name="ce3" office:value-type="string" calcext:value-type="string">
            <text:p>Service - Lavage de véhicules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30052" calcext:value-type="float">
            <text:p>1330052</text:p>
          </table:table-cell>
          <table:table-cell table:style-name="ce9" office:value-type="date" office:date-value="2019-02-25" calcext:value-type="date">
            <text:p>02-25-19</text:p>
          </table:table-cell>
          <table:table-cell table:style-name="ce3" office:value-type="string" calcext:value-type="string">
            <text:p>LES INDUSTRIES POLY INC.</text:p>
          </table:table-cell>
          <table:table-cell table:style-name="ce5" office:value-type="float" office:value="1322302" calcext:value-type="float">
            <text:p>1322302</text:p>
          </table:table-cell>
          <table:table-cell table:style-name="ce13" office:value-type="float" office:value="876.65" calcext:value-type="float">
            <text:p>876,65</text:p>
          </table:table-cell>
          <table:table-cell table:style-name="ce3" office:value-type="string" calcext:value-type="string">
            <text:p>Service - Numérisation de documents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30285" calcext:value-type="float">
            <text:p>1330285</text:p>
          </table:table-cell>
          <table:table-cell table:style-name="ce9" office:value-type="date" office:date-value="2019-02-26" calcext:value-type="date">
            <text:p>02-26-19</text:p>
          </table:table-cell>
          <table:table-cell table:style-name="ce3" office:value-type="string" calcext:value-type="string">
            <text:p>LES JARDINS MICHEL CORBEIL INC.</text:p>
          </table:table-cell>
          <table:table-cell table:style-name="ce6"/>
          <table:table-cell table:style-name="ce13" office:value-type="float" office:value="183.73" calcext:value-type="float">
            <text:p>183,73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2">
          <table:table-cell/>
          <table:table-cell table:style-name="ce5"/>
          <table:table-cell table:style-name="ce9" office:value-type="date" office:date-value="2019-02-26" calcext:value-type="date">
            <text:p>02-26-19</text:p>
          </table:table-cell>
          <table:table-cell table:style-name="ce3"/>
          <table:table-cell table:style-name="ce6"/>
          <table:table-cell table:style-name="ce13" office:value-type="float" office:value="4302.39" calcext:value-type="float">
            <text:p>4302,39</text:p>
          </table:table-cell>
          <table:table-cell table:style-name="ce3" office:value-type="string" calcext:value-type="string">
            <text:p>Produits horticoles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7260" calcext:value-type="float">
            <text:p>1327260</text:p>
          </table:table-cell>
          <table:table-cell table:style-name="ce9" office:value-type="date" office:date-value="2019-02-11" calcext:value-type="date">
            <text:p>02-11-19</text:p>
          </table:table-cell>
          <table:table-cell table:style-name="ce3" office:value-type="string" calcext:value-type="string">
            <text:p>LOCATION GUAY</text:p>
          </table:table-cell>
          <table:table-cell table:style-name="ce6"/>
          <table:table-cell table:style-name="ce13" office:value-type="float" office:value="4875.62" calcext:value-type="float">
            <text:p>4875,62</text:p>
          </table:table-cell>
          <table:table-cell table:style-name="ce3" office:value-type="string" calcext:value-type="string">
            <text:p>Service - Véhicule et appareil avec opérateur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6886" calcext:value-type="float">
            <text:p>1326886</text:p>
          </table:table-cell>
          <table:table-cell table:style-name="ce9" office:value-type="date" office:date-value="2019-02-08" calcext:value-type="date">
            <text:p>02-08-19</text:p>
          </table:table-cell>
          <table:table-cell table:style-name="ce3" office:value-type="string" calcext:value-type="string">
            <text:p>NOVAFOR EQUIPEMENT INC.</text:p>
          </table:table-cell>
          <table:table-cell table:style-name="ce6"/>
          <table:table-cell table:style-name="ce13" office:value-type="float" office:value="131.86" calcext:value-type="float">
            <text:p>131,86</text:p>
          </table:table-cell>
          <table:table-cell table:style-name="ce3" office:value-type="string" calcext:value-type="string">
            <text:p>Bottes, souliers et couvres-chaussure</text:p>
          </table:table-cell>
          <table:table-cell table:number-columns-repeated="1017"/>
        </table:table-row>
        <table:table-row table:style-name="ro2">
          <table:table-cell/>
          <table:table-cell table:style-name="ce5"/>
          <table:table-cell table:style-name="ce9" office:value-type="date" office:date-value="2019-02-08" calcext:value-type="date">
            <text:p>02-08-19</text:p>
          </table:table-cell>
          <table:table-cell table:style-name="ce3"/>
          <table:table-cell table:style-name="ce6"/>
          <table:table-cell table:style-name="ce13" office:value-type="float" office:value="52.48" calcext:value-type="float">
            <text:p>52,48</text:p>
          </table:table-cell>
          <table:table-cell table:style-name="ce3" office:value-type="string" calcext:value-type="string">
            <text:p>Accessoires vestimentaires</text:p>
          </table:table-cell>
          <table:table-cell table:number-columns-repeated="1017"/>
        </table:table-row>
        <table:table-row table:style-name="ro2">
          <table:table-cell/>
          <table:table-cell table:style-name="ce5"/>
          <table:table-cell table:style-name="ce9" office:value-type="date" office:date-value="2019-02-08" calcext:value-type="date">
            <text:p>02-08-19</text:p>
          </table:table-cell>
          <table:table-cell table:style-name="ce3"/>
          <table:table-cell table:style-name="ce6"/>
          <table:table-cell table:style-name="ce13" office:value-type="float" office:value="26.39" calcext:value-type="float">
            <text:p>26,39</text:p>
          </table:table-cell>
          <table:table-cell table:style-name="ce3" office:value-type="string" calcext:value-type="string">
            <text:p>Outils électriques</text:p>
          </table:table-cell>
          <table:table-cell table:number-columns-repeated="1017"/>
        </table:table-row>
        <table:table-row table:style-name="ro2">
          <table:table-cell/>
          <table:table-cell table:style-name="ce5"/>
          <table:table-cell table:style-name="ce9" office:value-type="date" office:date-value="2019-02-08" calcext:value-type="date">
            <text:p>02-08-19</text:p>
          </table:table-cell>
          <table:table-cell table:style-name="ce3"/>
          <table:table-cell table:style-name="ce6"/>
          <table:table-cell table:style-name="ce13" office:value-type="float" office:value="385.87" calcext:value-type="float">
            <text:p>385,87</text:p>
          </table:table-cell>
          <table:table-cell table:style-name="ce3" office:value-type="string" calcext:value-type="string">
            <text:p>Corde, chaîne et câble</text:p>
          </table:table-cell>
          <table:table-cell table:number-columns-repeated="1017"/>
        </table:table-row>
        <table:table-row table:style-name="ro2">
          <table:table-cell/>
          <table:table-cell table:style-name="ce5"/>
          <table:table-cell table:style-name="ce9" office:value-type="date" office:date-value="2019-02-08" calcext:value-type="date">
            <text:p>02-08-19</text:p>
          </table:table-cell>
          <table:table-cell table:style-name="ce3"/>
          <table:table-cell table:style-name="ce6"/>
          <table:table-cell table:style-name="ce13" office:value-type="float" office:value="113.39" calcext:value-type="float">
            <text:p>113,39</text:p>
          </table:table-cell>
          <table:table-cell table:style-name="ce3" office:value-type="string" calcext:value-type="string">
            <text:p>Gants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7671" calcext:value-type="float">
            <text:p>1327671</text:p>
          </table:table-cell>
          <table:table-cell table:style-name="ce9" office:value-type="date" office:date-value="2019-02-12" calcext:value-type="date">
            <text:p>02-12-19</text:p>
          </table:table-cell>
          <table:table-cell table:style-name="ce3"/>
          <table:table-cell table:style-name="ce6"/>
          <table:table-cell table:style-name="ce13" office:value-type="float" office:value="52.08" calcext:value-type="float">
            <text:p>52,08</text:p>
          </table:table-cell>
          <table:table-cell table:style-name="ce3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2">
          <table:table-cell/>
          <table:table-cell table:style-name="ce5"/>
          <table:table-cell table:style-name="ce9" office:value-type="date" office:date-value="2019-02-12" calcext:value-type="date">
            <text:p>02-12-19</text:p>
          </table:table-cell>
          <table:table-cell table:style-name="ce3"/>
          <table:table-cell table:style-name="ce6"/>
          <table:table-cell table:style-name="ce13" office:value-type="float" office:value="117.48" calcext:value-type="float">
            <text:p>117,48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1017"/>
        </table:table-row>
        <table:table-row table:style-name="ro2">
          <table:table-cell/>
          <table:table-cell table:style-name="ce5"/>
          <table:table-cell table:style-name="ce9" office:value-type="date" office:date-value="2019-02-12" calcext:value-type="date">
            <text:p>02-12-19</text:p>
          </table:table-cell>
          <table:table-cell table:style-name="ce3"/>
          <table:table-cell table:style-name="ce6"/>
          <table:table-cell table:style-name="ce13" office:value-type="float" office:value="433.85" calcext:value-type="float">
            <text:p>433,85</text:p>
          </table:table-cell>
          <table:table-cell table:style-name="ce3" office:value-type="string" calcext:value-type="string">
            <text:p>Vêtements de travail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9330" calcext:value-type="float">
            <text:p>1329330</text:p>
          </table:table-cell>
          <table:table-cell table:style-name="ce9" office:value-type="date" office:date-value="2019-02-20" calcext:value-type="date">
            <text:p>02-20-19</text:p>
          </table:table-cell>
          <table:table-cell table:style-name="ce3" office:value-type="string" calcext:value-type="string">
            <text:p>P2K MONTREAL</text:p>
          </table:table-cell>
          <table:table-cell table:style-name="ce6"/>
          <table:table-cell table:style-name="ce13" office:value-type="float" office:value="5185.33" calcext:value-type="float">
            <text:p>5185,33</text:p>
          </table:table-cell>
          <table:table-cell table:style-name="ce3" office:value-type="string" calcext:value-type="string">
            <text:p>Réparation de conduit d'aqueduc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17595" calcext:value-type="float">
            <text:p>1317595</text:p>
          </table:table-cell>
          <table:table-cell table:style-name="ce9" office:value-type="date" office:date-value="2019-02-08" calcext:value-type="date">
            <text:p>02-08-19</text:p>
          </table:table-cell>
          <table:table-cell table:style-name="ce3" office:value-type="string" calcext:value-type="string">
            <text:p>RSR INC. ENVIRONNEMENT (GROUPE SECURITE PRO INC.)</text:p>
          </table:table-cell>
          <table:table-cell table:style-name="ce6"/>
          <table:table-cell table:style-name="ce13" office:value-type="float" office:value="9131.29" calcext:value-type="float">
            <text:p>9131,29</text:p>
          </table:table-cell>
          <table:table-cell table:style-name="ce3" office:value-type="string" calcext:value-type="string">
            <text:p>Service - Déglaçage, nettoyage et désobstruction de conduites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7664" calcext:value-type="float">
            <text:p>1327664</text:p>
          </table:table-cell>
          <table:table-cell table:style-name="ce9" office:value-type="date" office:date-value="2019-02-12" calcext:value-type="date">
            <text:p>02-12-19</text:p>
          </table:table-cell>
          <table:table-cell table:style-name="ce3" office:value-type="string" calcext:value-type="string">
            <text:p>SECURITE LANDRY INC</text:p>
          </table:table-cell>
          <table:table-cell table:style-name="ce6"/>
          <table:table-cell table:style-name="ce13" office:value-type="float" office:value="738.58" calcext:value-type="float">
            <text:p>738,58</text:p>
          </table:table-cell>
          <table:table-cell table:style-name="ce3" office:value-type="string" calcext:value-type="string">
            <text:p>Corde, chaîne et câble</text:p>
          </table:table-cell>
          <table:table-cell table:number-columns-repeated="1017"/>
        </table:table-row>
        <table:table-row table:style-name="ro2">
          <table:table-cell/>
          <table:table-cell table:style-name="ce5"/>
          <table:table-cell table:style-name="ce9" office:value-type="date" office:date-value="2019-02-12" calcext:value-type="date">
            <text:p>02-12-19</text:p>
          </table:table-cell>
          <table:table-cell table:style-name="ce3"/>
          <table:table-cell table:style-name="ce6"/>
          <table:table-cell table:style-name="ce13" office:value-type="float" office:value="563.82" calcext:value-type="float">
            <text:p>563,82</text:p>
          </table:table-cell>
          <table:table-cell table:style-name="ce3" office:value-type="string" calcext:value-type="string">
            <text:p>Crochet, goupille, manille et pouli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30145" calcext:value-type="float">
            <text:p>1330145</text:p>
          </table:table-cell>
          <table:table-cell table:style-name="ce9" office:value-type="date" office:date-value="2019-02-25" calcext:value-type="date">
            <text:p>02-25-19</text:p>
          </table:table-cell>
          <table:table-cell table:style-name="ce3" office:value-type="string" calcext:value-type="string">
            <text:p>SOCIETE CANADIENNE DES POSTES</text:p>
          </table:table-cell>
          <table:table-cell table:style-name="ce6"/>
          <table:table-cell table:style-name="ce13" office:value-type="float" office:value="209.97" calcext:value-type="float">
            <text:p>209,97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7170" calcext:value-type="float">
            <text:p>1327170</text:p>
          </table:table-cell>
          <table:table-cell table:style-name="ce9" office:value-type="date" office:date-value="2019-02-11" calcext:value-type="date">
            <text:p>02-11-19</text:p>
          </table:table-cell>
          <table:table-cell table:style-name="ce3" office:value-type="string" calcext:value-type="string">
            <text:p>STEPH OUTILLAGE 2010 INC.</text:p>
          </table:table-cell>
          <table:table-cell table:style-name="ce6"/>
          <table:table-cell table:style-name="ce13" office:value-type="float" office:value="60.76" calcext:value-type="float">
            <text:p>60,76</text:p>
          </table:table-cell>
          <table:table-cell table:style-name="ce3" office:value-type="string" calcext:value-type="string">
            <text:p>Classeur, étagère et armoire de rangement</text:p>
          </table:table-cell>
          <table:table-cell table:number-columns-repeated="1017"/>
        </table:table-row>
        <table:table-row table:style-name="ro2">
          <table:table-cell/>
          <table:table-cell table:style-name="ce5"/>
          <table:table-cell table:style-name="ce9" office:value-type="date" office:date-value="2019-02-11" calcext:value-type="date">
            <text:p>02-11-19</text:p>
          </table:table-cell>
          <table:table-cell table:style-name="ce3"/>
          <table:table-cell table:style-name="ce6"/>
          <table:table-cell table:style-name="ce13" office:value-type="float" office:value="279.69" calcext:value-type="float">
            <text:p>279,69</text:p>
          </table:table-cell>
          <table:table-cell table:style-name="ce3" office:value-type="string" calcext:value-type="string">
            <text:p>Classeur, étagère et armoire de rangement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7534" calcext:value-type="float">
            <text:p>1327534</text:p>
          </table:table-cell>
          <table:table-cell table:style-name="ce9" office:value-type="date" office:date-value="2019-02-12" calcext:value-type="date">
            <text:p>02-12-19</text:p>
          </table:table-cell>
          <table:table-cell table:style-name="ce3" office:value-type="string" calcext:value-type="string">
            <text:p>TENAQUIP LIMITED</text:p>
          </table:table-cell>
          <table:table-cell table:style-name="ce6"/>
          <table:table-cell table:style-name="ce13" office:value-type="float" office:value="209.68" calcext:value-type="float">
            <text:p>209,68</text:p>
          </table:table-cell>
          <table:table-cell table:style-name="ce3" office:value-type="string" calcext:value-type="string">
            <text:p>Équipement sécurité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EGER, APRIL</text:p>
          </table:table-cell>
          <table:table-cell table:style-name="ce5" office:value-type="float" office:value="1325607" calcext:value-type="float">
            <text:p>1325607</text:p>
          </table:table-cell>
          <table:table-cell table:style-name="ce9" office:value-type="date" office:date-value="2019-02-04" calcext:value-type="date">
            <text:p>02-04-19</text:p>
          </table:table-cell>
          <table:table-cell table:style-name="ce3" office:value-type="string" calcext:value-type="string">
            <text:p>DISTRIBUTION SPORTS LOISIRS G.P. INC.</text:p>
          </table:table-cell>
          <table:table-cell table:style-name="ce6"/>
          <table:table-cell table:style-name="ce13" office:value-type="float" office:value="195.18" calcext:value-type="float">
            <text:p>195,18</text:p>
          </table:table-cell>
          <table:table-cell table:style-name="ce3" office:value-type="string" calcext:value-type="string">
            <text:p>Accessoires de spor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IMPERIS, APOSTOLOS MARIO</text:p>
          </table:table-cell>
          <table:table-cell table:style-name="ce5" office:value-type="float" office:value="1326309" calcext:value-type="float">
            <text:p>1326309</text:p>
          </table:table-cell>
          <table:table-cell table:style-name="ce9" office:value-type="date" office:date-value="2019-02-06" calcext:value-type="date">
            <text:p>02-06-19</text:p>
          </table:table-cell>
          <table:table-cell table:style-name="ce3" office:value-type="string" calcext:value-type="string">
            <text:p>MAGIC LIGHT (MC)</text:p>
          </table:table-cell>
          <table:table-cell table:style-name="ce6"/>
          <table:table-cell table:style-name="ce13" office:value-type="float" office:value="297.49" calcext:value-type="float">
            <text:p>297,49</text:p>
          </table:table-cell>
          <table:table-cell table:style-name="ce3" office:value-type="string" calcext:value-type="string">
            <text:p>Accessoires de sport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3947" calcext:value-type="float">
            <text:p>1323947</text:p>
          </table:table-cell>
          <table:table-cell table:style-name="ce9" office:value-type="date" office:date-value="2019-02-20" calcext:value-type="date">
            <text:p>02-20-19</text:p>
          </table:table-cell>
          <table:table-cell table:style-name="ce3" office:value-type="string" calcext:value-type="string">
            <text:p>PRODUITS SANY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371.79" calcext:value-type="float">
            <text:p>371,79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6364" calcext:value-type="float">
            <text:p>1326364</text:p>
          </table:table-cell>
          <table:table-cell table:style-name="ce9" office:value-type="date" office:date-value="2019-02-06" calcext:value-type="date">
            <text:p>02-06-19</text:p>
          </table:table-cell>
          <table:table-cell table:style-name="ce3"/>
          <table:table-cell table:style-name="ce6"/>
          <table:table-cell table:style-name="ce13" office:value-type="float" office:value="125.98" calcext:value-type="float">
            <text:p>125,98</text:p>
          </table:table-cell>
          <table:table-cell table:style-name="ce3" office:value-type="string" calcext:value-type="string">
            <text:p>Réparation/Entretien - Appareil d'entretie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7416" calcext:value-type="float">
            <text:p>1327416</text:p>
          </table:table-cell>
          <table:table-cell table:style-name="ce9" office:value-type="date" office:date-value="2019-02-12" calcext:value-type="date">
            <text:p>02-12-19</text:p>
          </table:table-cell>
          <table:table-cell table:style-name="ce3"/>
          <table:table-cell/>
          <table:table-cell table:style-name="ce13" office:value-type="float" office:value="156.85" calcext:value-type="float">
            <text:p>156,85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7688" calcext:value-type="float">
            <text:p>1327688</text:p>
          </table:table-cell>
          <table:table-cell table:style-name="ce9" office:value-type="date" office:date-value="2019-02-13" calcext:value-type="date">
            <text:p>02-13-19</text:p>
          </table:table-cell>
          <table:table-cell table:style-name="ce3"/>
          <table:table-cell/>
          <table:table-cell table:style-name="ce13" office:value-type="float" office:value="297.34" calcext:value-type="float">
            <text:p>297,34</text:p>
          </table:table-cell>
          <table:table-cell table:style-name="ce3" office:value-type="string" calcext:value-type="string">
            <text:p>Réparation/Entretien - Appareil d'entretien</text:p>
          </table:table-cell>
          <table:table-cell table:number-columns-repeated="1017"/>
        </table:table-row>
        <table:table-row table:style-name="ro2">
          <table:table-cell/>
          <table:table-cell table:style-name="ce6"/>
          <table:table-cell table:style-name="ce9" office:value-type="date" office:date-value="2019-02-21" calcext:value-type="date">
            <text:p>02-21-19</text:p>
          </table:table-cell>
          <table:table-cell table:style-name="ce3"/>
          <table:table-cell/>
          <table:table-cell table:style-name="ce13" office:value-type="float" office:value="298.16" calcext:value-type="float">
            <text:p>298,16</text:p>
          </table:table-cell>
          <table:table-cell table:style-name="ce3" office:value-type="string" calcext:value-type="string">
            <text:p>Réparation/Entretien - Appareil d'entreti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UELLET, MARIE-CLAUDE</text:p>
          </table:table-cell>
          <table:table-cell table:style-name="ce5" office:value-type="float" office:value="1327297" calcext:value-type="float">
            <text:p>1327297</text:p>
          </table:table-cell>
          <table:table-cell table:style-name="ce9" office:value-type="date" office:date-value="2019-02-11" calcext:value-type="date">
            <text:p>02-11-19</text:p>
          </table:table-cell>
          <table:table-cell table:style-name="ce3" office:value-type="string" calcext:value-type="string">
            <text:p>AQUAM SPECIALISTE AQUATIQUE INC.</text:p>
          </table:table-cell>
          <table:table-cell/>
          <table:table-cell table:style-name="ce13" office:value-type="float" office:value="4741.24" calcext:value-type="float">
            <text:p>4741,24</text:p>
          </table:table-cell>
          <table:table-cell table:style-name="ce3" office:value-type="string" calcext:value-type="string">
            <text:p>Entrepreneur en bâtiments de tout genr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7275" calcext:value-type="float">
            <text:p>1327275</text:p>
          </table:table-cell>
          <table:table-cell table:style-name="ce9" office:value-type="date" office:date-value="2019-02-11" calcext:value-type="date">
            <text:p>02-11-19</text:p>
          </table:table-cell>
          <table:table-cell table:style-name="ce3" office:value-type="string" calcext:value-type="string">
            <text:p>ENTREPRISES D'EXTERMINATION MAHEU LTEE</text:p>
          </table:table-cell>
          <table:table-cell/>
          <table:table-cell table:style-name="ce13" office:value-type="float" office:value="1889.77" calcext:value-type="float">
            <text:p>1889,77</text:p>
          </table:table-cell>
          <table:table-cell table:style-name="ce3" office:value-type="string" calcext:value-type="string">
            <text:p>Service - Extermination, fumigatio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30453" calcext:value-type="float">
            <text:p>1330453</text:p>
          </table:table-cell>
          <table:table-cell table:style-name="ce9" office:value-type="date" office:date-value="2019-02-26" calcext:value-type="date">
            <text:p>02-26-19</text:p>
          </table:table-cell>
          <table:table-cell table:style-name="ce3" office:value-type="string" calcext:value-type="string">
            <text:p>MONTREAL STENCIL INC</text:p>
          </table:table-cell>
          <table:table-cell/>
          <table:table-cell table:style-name="ce13" office:value-type="float" office:value="76.09" calcext:value-type="float">
            <text:p>76,09</text:p>
          </table:table-cell>
          <table:table-cell table:style-name="ce3" office:value-type="string" calcext:value-type="string">
            <text:p>Matériel pour communication graphiqu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7283" calcext:value-type="float">
            <text:p>1327283</text:p>
          </table:table-cell>
          <table:table-cell table:style-name="ce9" office:value-type="date" office:date-value="2019-02-11" calcext:value-type="date">
            <text:p>02-11-19</text:p>
          </table:table-cell>
          <table:table-cell table:style-name="ce3" office:value-type="string" calcext:value-type="string">
            <text:p>RMB EXTERMINATION INC.</text:p>
          </table:table-cell>
          <table:table-cell table:style-name="ce6"/>
          <table:table-cell table:style-name="ce13" office:value-type="float" office:value="2015.76" calcext:value-type="float">
            <text:p>2015,76</text:p>
          </table:table-cell>
          <table:table-cell table:style-name="ce3" office:value-type="string" calcext:value-type="string">
            <text:p>Service - Extermination, fumigatio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0578" calcext:value-type="float">
            <text:p>1320578</text:p>
          </table:table-cell>
          <table:table-cell table:style-name="ce9" office:value-type="date" office:date-value="2019-02-04" calcext:value-type="date">
            <text:p>02-04-19</text:p>
          </table:table-cell>
          <table:table-cell table:style-name="ce3" office:value-type="string" calcext:value-type="string">
            <text:p>SOCIETE CANADIENNE DES POSTES</text:p>
          </table:table-cell>
          <table:table-cell table:style-name="ce6"/>
          <table:table-cell table:style-name="ce13" office:value-type="float" office:value="4199.5" calcext:value-type="float">
            <text:p>4199,50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LANTE, STÉPHANE</text:p>
          </table:table-cell>
          <table:table-cell table:style-name="ce5" office:value-type="float" office:value="1306568" calcext:value-type="float">
            <text:p>1306568</text:p>
          </table:table-cell>
          <table:table-cell table:style-name="ce9" office:value-type="date" office:date-value="2019-02-12" calcext:value-type="date">
            <text:p>02-12-19</text:p>
          </table:table-cell>
          <table:table-cell table:style-name="ce3" office:value-type="string" calcext:value-type="string">
            <text:p>ANDREE-ANNE ROY</text:p>
          </table:table-cell>
          <table:table-cell table:style-name="ce6"/>
          <table:table-cell table:style-name="ce13" office:value-type="float" office:value="6000" calcext:value-type="float">
            <text:p>6000,00</text:p>
          </table:table-cell>
          <table:table-cell table:style-name="ce3" office:value-type="string" calcext:value-type="string">
            <text:p>Conseiller en planification stratégiqu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6173" calcext:value-type="float">
            <text:p>1326173</text:p>
          </table:table-cell>
          <table:table-cell table:style-name="ce9" office:value-type="date" office:date-value="2019-02-06" calcext:value-type="date">
            <text:p>02-06-19</text:p>
          </table:table-cell>
          <table:table-cell table:style-name="ce3" office:value-type="string" calcext:value-type="string">
            <text:p>BOO! DESIGN INC.</text:p>
          </table:table-cell>
          <table:table-cell table:style-name="ce6"/>
          <table:table-cell table:style-name="ce13" office:value-type="float" office:value="22677.3" calcext:value-type="float">
            <text:p>22677,30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17931" calcext:value-type="float">
            <text:p>1317931</text:p>
          </table:table-cell>
          <table:table-cell table:style-name="ce9" office:value-type="date" office:date-value="2019-02-18" calcext:value-type="date">
            <text:p>02-18-19</text:p>
          </table:table-cell>
          <table:table-cell table:style-name="ce3" office:value-type="string" calcext:value-type="string">
            <text:p>LAFARGE CANADA INC</text:p>
          </table:table-cell>
          <table:table-cell table:style-name="ce5" office:value-type="float" office:value="1195735" calcext:value-type="float">
            <text:p>1195735</text:p>
          </table:table-cell>
          <table:table-cell table:style-name="ce13" office:value-type="float" office:value="14740.24" calcext:value-type="float">
            <text:p>14740,24</text:p>
          </table:table-cell>
          <table:table-cell table:style-name="ce3" office:value-type="string" calcext:value-type="string">
            <text:p>Agrégat en vrac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9278" calcext:value-type="float">
            <text:p>1329278</text:p>
          </table:table-cell>
          <table:table-cell table:style-name="ce9" office:value-type="date" office:date-value="2019-02-20" calcext:value-type="date">
            <text:p>02-20-19</text:p>
          </table:table-cell>
          <table:table-cell table:style-name="ce3" office:value-type="string" calcext:value-type="string">
            <text:p>PAPRIKA COMMUNICATIONS INC.</text:p>
          </table:table-cell>
          <table:table-cell table:style-name="ce5"/>
          <table:table-cell table:style-name="ce13" office:value-type="float" office:value="14435.78" calcext:value-type="float">
            <text:p>14435,78</text:p>
          </table:table-cell>
          <table:table-cell table:style-name="ce3" office:value-type="string" calcext:value-type="string">
            <text:p>Concepteur graphique, infographist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5274" calcext:value-type="float">
            <text:p>1325274</text:p>
          </table:table-cell>
          <table:table-cell table:style-name="ce9" office:value-type="date" office:date-value="2019-02-01" calcext:value-type="date">
            <text:p>02-01-19</text:p>
          </table:table-cell>
          <table:table-cell table:style-name="ce3" office:value-type="string" calcext:value-type="string">
            <text:p>ROGERS COMMUNICATIONS CANADA INC.</text:p>
          </table:table-cell>
          <table:table-cell table:style-name="ce5" office:value-type="float" office:value="1137408" calcext:value-type="float">
            <text:p>1137408</text:p>
          </table:table-cell>
          <table:table-cell table:style-name="ce13" office:value-type="float" office:value="1889.77" calcext:value-type="float">
            <text:p>1889,77</text:p>
          </table:table-cell>
          <table:table-cell table:style-name="ce3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8513" calcext:value-type="float">
            <text:p>1328513</text:p>
          </table:table-cell>
          <table:table-cell table:style-name="ce9" office:value-type="date" office:date-value="2019-02-15" calcext:value-type="date">
            <text:p>02-15-19</text:p>
          </table:table-cell>
          <table:table-cell table:style-name="ce3" office:value-type="string" calcext:value-type="string">
            <text:p>TABASKO COMMUNICATIONS INC.</text:p>
          </table:table-cell>
          <table:table-cell table:style-name="ce6"/>
          <table:table-cell table:style-name="ce13" office:value-type="float" office:value="16797.97" calcext:value-type="float">
            <text:p>16797,97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5737" calcext:value-type="float">
            <text:p>1325737</text:p>
          </table:table-cell>
          <table:table-cell table:style-name="ce9" office:value-type="date" office:date-value="2019-02-25" calcext:value-type="date">
            <text:p>02-25-19</text:p>
          </table:table-cell>
          <table:table-cell table:style-name="ce3" office:value-type="string" calcext:value-type="string">
            <text:p>TRADUCTIONS TOM DONOVAN INC.</text:p>
          </table:table-cell>
          <table:table-cell table:style-name="ce6"/>
          <table:table-cell table:style-name="ce13" office:value-type="float" office:value="10393.75" calcext:value-type="float">
            <text:p>10393,75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9786" calcext:value-type="float">
            <text:p>1329786</text:p>
          </table:table-cell>
          <table:table-cell table:style-name="ce9" office:value-type="date" office:date-value="2019-02-22" calcext:value-type="date">
            <text:p>02-22-19</text:p>
          </table:table-cell>
          <table:table-cell table:style-name="ce3" office:value-type="string" calcext:value-type="string">
            <text:p>TRANSVRAC MONTREAL LAVAL INC.</text:p>
          </table:table-cell>
          <table:table-cell table:style-name="ce6"/>
          <table:table-cell table:style-name="ce13" office:value-type="float" office:value="45654.86" calcext:value-type="float">
            <text:p>45654,86</text:p>
          </table:table-cell>
          <table:table-cell table:style-name="ce3" office:value-type="string" calcext:value-type="string">
            <text:p>Service - Transport de matières en vrac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EVES, GENEVIEVE</text:p>
          </table:table-cell>
          <table:table-cell table:style-name="ce5" office:value-type="float" office:value="1325590" calcext:value-type="float">
            <text:p>1325590</text:p>
          </table:table-cell>
          <table:table-cell table:style-name="ce9" office:value-type="date" office:date-value="2019-02-04" calcext:value-type="date">
            <text:p>02-04-19</text:p>
          </table:table-cell>
          <table:table-cell table:style-name="ce3" office:value-type="string" calcext:value-type="string">
            <text:p>COMPUGEN INC.</text:p>
          </table:table-cell>
          <table:table-cell table:style-name="ce6"/>
          <table:table-cell table:style-name="ce13" office:value-type="float" office:value="53.85" calcext:value-type="float">
            <text:p>53,85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30730" calcext:value-type="float">
            <text:p>1330730</text:p>
          </table:table-cell>
          <table:table-cell table:style-name="ce9" office:value-type="date" office:date-value="2019-02-27" calcext:value-type="date">
            <text:p>02-27-19</text:p>
          </table:table-cell>
          <table:table-cell table:style-name="ce3" office:value-type="string" calcext:value-type="string">
            <text:p>COOPERATIVE DE L'UNIVERSITE LAVAL</text:p>
          </table:table-cell>
          <table:table-cell table:style-name="ce5" office:value-type="float" office:value="1163361" calcext:value-type="float">
            <text:p>1163361</text:p>
          </table:table-cell>
          <table:table-cell table:style-name="ce13" office:value-type="float" office:value="240.42" calcext:value-type="float">
            <text:p>240,42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18142" calcext:value-type="float">
            <text:p>1318142</text:p>
          </table:table-cell>
          <table:table-cell table:style-name="ce9" office:value-type="date" office:date-value="2019-02-27" calcext:value-type="date">
            <text:p>02-27-19</text:p>
          </table:table-cell>
          <table:table-cell table:style-name="ce3" office:value-type="string" calcext:value-type="string">
            <text:p>LE DEVOIR INC.</text:p>
          </table:table-cell>
          <table:table-cell table:style-name="ce5" office:value-type="float" office:value="1072498" calcext:value-type="float">
            <text:p>1072498</text:p>
          </table:table-cell>
          <table:table-cell table:style-name="ce13" office:value-type="float" office:value="4199.5" calcext:value-type="float">
            <text:p>4199,50</text:p>
          </table:table-cell>
          <table:table-cell table:style-name="ce3" office:value-type="string" calcext:value-type="string">
            <text:p>Service - Placement média d'appel d'offres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6579" calcext:value-type="float">
            <text:p>1326579</text:p>
          </table:table-cell>
          <table:table-cell table:style-name="ce9" office:value-type="date" office:date-value="2019-02-07" calcext:value-type="date">
            <text:p>02-07-19</text:p>
          </table:table-cell>
          <table:table-cell table:style-name="ce3" office:value-type="string" calcext:value-type="string">
            <text:p>LES TRADUCTIONS TERRY KNOWLES INC.</text:p>
          </table:table-cell>
          <table:table-cell table:style-name="ce5"/>
          <table:table-cell table:style-name="ce13" office:value-type="float" office:value="3149.62" calcext:value-type="float">
            <text:p>3149,62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5600" calcext:value-type="float">
            <text:p>1325600</text:p>
          </table:table-cell>
          <table:table-cell table:style-name="ce9" office:value-type="date" office:date-value="2019-02-04" calcext:value-type="date">
            <text:p>02-04-19</text:p>
          </table:table-cell>
          <table:table-cell table:style-name="ce3" office:value-type="string" calcext:value-type="string">
            <text:p>MEDIAS TRANSCONTINENTAL S.E.N.C</text:p>
          </table:table-cell>
          <table:table-cell table:style-name="ce5"/>
          <table:table-cell table:style-name="ce13" office:value-type="float" office:value="2099.75" calcext:value-type="float">
            <text:p>2099,75</text:p>
          </table:table-cell>
          <table:table-cell table:style-name="ce3" office:value-type="string" calcext:value-type="string">
            <text:p>Service - Placement média d'appel d'offres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5270" calcext:value-type="float">
            <text:p>1325270</text:p>
          </table:table-cell>
          <table:table-cell table:style-name="ce9" office:value-type="date" office:date-value="2019-02-05" calcext:value-type="date">
            <text:p>02-05-19</text:p>
          </table:table-cell>
          <table:table-cell table:style-name="ce3" office:value-type="string" calcext:value-type="string">
            <text:p>ROGERS COMMUNICATIONS CANADA INC.</text:p>
          </table:table-cell>
          <table:table-cell table:style-name="ce5" office:value-type="float" office:value="1137408" calcext:value-type="float">
            <text:p>1137408</text:p>
          </table:table-cell>
          <table:table-cell table:style-name="ce13" office:value-type="float" office:value="6299.25" calcext:value-type="float">
            <text:p>6299,25</text:p>
          </table:table-cell>
          <table:table-cell table:style-name="ce3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6052" calcext:value-type="float">
            <text:p>1326052</text:p>
          </table:table-cell>
          <table:table-cell table:style-name="ce9" office:value-type="date" office:date-value="2019-02-05" calcext:value-type="date">
            <text:p>02-05-19</text:p>
          </table:table-cell>
          <table:table-cell table:style-name="ce3" office:value-type="string" calcext:value-type="string">
            <text:p>THE SUBURBAN NEWSPAPER</text:p>
          </table:table-cell>
          <table:table-cell/>
          <table:table-cell table:style-name="ce13" office:value-type="float" office:value="1049.87" calcext:value-type="float">
            <text:p>1049,87</text:p>
          </table:table-cell>
          <table:table-cell table:style-name="ce3" office:value-type="string" calcext:value-type="string">
            <text:p>Service - Placement média d'avis public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STINGACIU, IRINEL-MARIA</text:p>
          </table:table-cell>
          <table:table-cell table:style-name="ce5" office:value-type="float" office:value="1327000" calcext:value-type="float">
            <text:p>1327000</text:p>
          </table:table-cell>
          <table:table-cell table:style-name="ce9" office:value-type="date" office:date-value="2019-02-08" calcext:value-type="date">
            <text:p>02-08-19</text:p>
          </table:table-cell>
          <table:table-cell table:style-name="ce3" office:value-type="string" calcext:value-type="string">
            <text:p>LES FILMS CRITERION PICTURES</text:p>
          </table:table-cell>
          <table:table-cell/>
          <table:table-cell table:style-name="ce13" office:value-type="float" office:value="1574.81" calcext:value-type="float">
            <text:p>1574,81</text:p>
          </table:table-cell>
          <table:table-cell table:style-name="ce3" office:value-type="string" calcext:value-type="string">
            <text:p>Service - Droit d'auteur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5" office:value-type="float" office:value="1328248" calcext:value-type="float">
            <text:p>1328248</text:p>
          </table:table-cell>
          <table:table-cell table:style-name="ce9" office:value-type="date" office:date-value="2019-02-14" calcext:value-type="date">
            <text:p>02-14-19</text:p>
          </table:table-cell>
          <table:table-cell table:style-name="ce3" office:value-type="string" calcext:value-type="string">
            <text:p>TECHNO-GESTASS LTEE</text:p>
          </table:table-cell>
          <table:table-cell/>
          <table:table-cell table:style-name="ce13" office:value-type="float" office:value="524.94" calcext:value-type="float">
            <text:p>524,94</text:p>
          </table:table-cell>
          <table:table-cell table:style-name="ce3" office:value-type="string" calcext:value-type="string">
            <text:p>Appareil électronique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5" office:value-type="float" office:value="1327847" calcext:value-type="float">
            <text:p>1327847</text:p>
          </table:table-cell>
          <table:table-cell table:style-name="ce9" office:value-type="date" office:date-value="2019-02-13" calcext:value-type="date">
            <text:p>02-13-19</text:p>
          </table:table-cell>
          <table:table-cell table:style-name="ce3" office:value-type="string" calcext:value-type="string">
            <text:p>TEKNION ROY ET BRETON INC.</text:p>
          </table:table-cell>
          <table:table-cell/>
          <table:table-cell table:style-name="ce13" office:value-type="float" office:value="1042.74" calcext:value-type="float">
            <text:p>1042,74</text:p>
          </table:table-cell>
          <table:table-cell table:style-name="ce3" office:value-type="string" calcext:value-type="string">
            <text:p>Service - Aménagement de bureau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OTTIER, PASCAL</text:p>
          </table:table-cell>
          <table:table-cell table:style-name="ce5" office:value-type="float" office:value="1328941" calcext:value-type="float">
            <text:p>1328941</text:p>
          </table:table-cell>
          <table:table-cell table:style-name="ce9" office:value-type="date" office:date-value="2019-02-19" calcext:value-type="date">
            <text:p>02-19-19</text:p>
          </table:table-cell>
          <table:table-cell table:style-name="ce3" office:value-type="string" calcext:value-type="string">
            <text:p>CENTRE PATRONAL DE SANTE ET SECURITE DU TRAVAIL DU QUEBEC (C P S S T Q ) </text:p>
          </table:table-cell>
          <table:table-cell/>
          <table:table-cell table:style-name="ce13" office:value-type="float" office:value="283.47" calcext:value-type="float">
            <text:p>283,47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8943" calcext:value-type="float">
            <text:p>1328943</text:p>
          </table:table-cell>
          <table:table-cell table:style-name="ce9" office:value-type="date" office:date-value="2019-02-19" calcext:value-type="date">
            <text:p>02-19-19</text:p>
          </table:table-cell>
          <table:table-cell table:style-name="ce3"/>
          <table:table-cell/>
          <table:table-cell table:style-name="ce13" office:value-type="float" office:value="188.98" calcext:value-type="float">
            <text:p>188,98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326512" calcext:value-type="float">
            <text:p>1326512</text:p>
          </table:table-cell>
          <table:table-cell table:style-name="ce9" office:value-type="date" office:date-value="2019-02-07" calcext:value-type="date">
            <text:p>02-07-19</text:p>
          </table:table-cell>
          <table:table-cell table:style-name="ce3" office:value-type="string" calcext:value-type="string">
            <text:p>MONTREAL STENCIL INC</text:p>
          </table:table-cell>
          <table:table-cell/>
          <table:table-cell table:style-name="ce13" office:value-type="float" office:value="78.05" calcext:value-type="float">
            <text:p>78,05</text:p>
          </table:table-cell>
          <table:table-cell table:style-name="ce3" office:value-type="string" calcext:value-type="string">
            <text:p>Service - Encadrement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4" office:value-type="float" office:value="442015.49" calcext:value-type="float">
            <text:p>442015,49</text:p>
          </table:table-cell>
          <table:table-cell table:number-columns-repeated="1018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month number:style="long"/>
      <number:text>-</number:text>
      <number:day number:style="long"/>
      <number:text>-</number:text>
      <number:year/>
    </number:date-style>
    <number:number-style style:name="N120P0" style:volatile="true">
      <number:text>Vrai</number:text>
    </number:number-style>
    <number:number-style style:name="N120P1" style:volatile="true">
      <number:text>Vrai</number:text>
    </number:number-style>
    <number:number-style style:name="N120">
      <number:text>Faux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f</number:text>
    </number:number-style>
    <number:number-style style:name="N121P1" style:volatile="true">
      <number:text>Actif</number:text>
    </number:number-style>
    <number:number-style style:name="N121">
      <number:text>Inactif</number:text>
      <style:map style:condition="value()&gt;0" style:apply-style-name="N121P0"/>
      <style:map style:condition="value()&lt;0" style:apply-style-name="N121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1" fo:font-family="Arial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first-page-number="continue" style:scale-to="56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3:43:50</meta:creation-date>
    <dc:date>2019-05-08T14:26:08.889000000</dc:date>
    <meta:generator>LibreOffice/6.2.2.2$Windows_x86 LibreOffice_project/2b840030fec2aae0fd2658d8d4f9548af4e3518d</meta:generator>
    <meta:editing-duration>PT2M58S</meta:editing-duration>
    <meta:editing-cycles>2</meta:editing-cycles>
    <meta:document-statistic meta:table-count="3" meta:cell-count="712" meta:object-count="0"/>
  </office:meta>
</office:document-meta>
</file>